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00000031A00000463549302741BBB359A.gif" manifest:media-type="image/gif"/>
  <manifest:file-entry manifest:full-path="Pictures/100002000000031A000004633CC1917868AE3F06.gif" manifest:media-type="image/gif"/>
  <manifest:file-entry manifest:full-path="Pictures/100002000000031A00000463675DAAC6B2C3A756.gif" manifest:media-type="image/gif"/>
  <manifest:file-entry manifest:full-path="Pictures/100002010000031A000004630EDC481863E17C7A.png" manifest:media-type="image/png"/>
  <manifest:file-entry manifest:full-path="Pictures/100002000000031A00000463117BCA47524DEA7A.gif" manifest:media-type="image/gif"/>
  <manifest:file-entry manifest:full-path="Pictures/100002000000031A000004633F563CE143D1AC47.gif" manifest:media-type="image/gif"/>
  <manifest:file-entry manifest:full-path="Pictures/100000000000031A00000463744087EC35798152.jpg" manifest:media-type="image/jpeg"/>
  <manifest:file-entry manifest:full-path="Pictures/100002000000031A0000046316759E5752113B47.gif" manifest:media-type="image/gif"/>
  <manifest:file-entry manifest:full-path="Pictures/100000000000031A00000463412DCD98756FFC0D.jpg" manifest:media-type="image/jpeg"/>
  <manifest:file-entry manifest:full-path="Pictures/100000000000091E00000D785EF983F99EE25E53.jpg" manifest:media-type="image/jpeg"/>
  <manifest:file-entry manifest:full-path="Pictures/10000000000005DC000003E8FDBBAA0757D53771.jpg" manifest:media-type="image/jpeg"/>
  <manifest:file-entry manifest:full-path="Pictures/10000201000004B7000004CC0E429432B0DEA06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umnst777 Cn BT" svg:font-family="'Humnst777 Cn BT'"/>
    <style:font-face style:name="Mangal2" svg:font-family="Mangal"/>
    <style:font-face style:name="OpenSymbol" svg:font-family="OpenSymbol"/>
    <style:font-face style:name="Segoe UI1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umnst777 Cn BT1" svg:font-family="'Humnst777 Cn BT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2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507cm" fo:margin-left="2.29cm" table:align="left" style:writing-mode="lr-tb"/>
    </style:style>
    <style:style style:name="Tabela1.A" style:family="table-column">
      <style:table-column-properties style:column-width="17.5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004586" fo:padding="0.097cm" fo:border="0.1pt solid #000000" style:writing-mode="lr-tb">
        <style:background-image/>
      </style:table-cell-properties>
    </style:style>
    <style:style style:name="Tabela1.A2" style:family="table-cell">
      <style:table-cell-properties style:vertical-align="top" fo:padding="0.097cm" fo:border="0.1pt solid #000000" style:writing-mode="lr-tb"/>
    </style:style>
    <style:style style:name="Tabela1.A3" style:family="table-cell">
      <style:table-cell-properties style:vertical-align="top" fo:background-color="#004586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1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8" style:family="table-cell">
      <style:table-cell-properties style:vertical-align="" fo:padding="0.097cm" fo:border-left="0.1pt solid #000000" fo:border-right="0.1pt solid #000000" fo:border-top="none" fo:border-bottom="0.1pt solid #000000" style:writing-mode="lr-tb"/>
    </style:style>
    <style:style style:name="Tabela1.A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" style:family="table">
      <style:table-properties style:width="17.313cm" table:align="margins"/>
    </style:style>
    <style:style style:name="Tabela.A" style:family="table-column">
      <style:table-column-properties style:column-width="0.993cm" style:rel-column-width="3759*"/>
    </style:style>
    <style:style style:name="Tabela.B" style:family="table-column">
      <style:table-column-properties style:column-width="1.3cm" style:rel-column-width="4920*"/>
    </style:style>
    <style:style style:name="Tabela.C" style:family="table-column">
      <style:table-column-properties style:column-width="6.108cm" style:rel-column-width="23122*"/>
    </style:style>
    <style:style style:name="Tabela.D" style:family="table-column">
      <style:table-column-properties style:column-width="5.203cm" style:rel-column-width="19697*"/>
    </style:style>
    <style:style style:name="Tabela.E" style:family="table-column">
      <style:table-column-properties style:column-width="3.708cm" style:rel-column-width="14037*"/>
    </style:style>
    <style:style style:name="Tabela.A1" style:family="table-cell">
      <style:table-cell-properties fo:padding="0.097cm" fo:border-left="0.05pt solid #000000" fo:border-right="none" fo:border-top="none" fo:border-bottom="0.05pt solid #000000"/>
    </style:style>
    <style:style style:name="Tabela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.D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" style:family="table">
      <style:table-properties style:width="17.313cm" table:align="margins"/>
    </style:style>
    <style:style style:name="Tabela.A" style:family="table-column">
      <style:table-column-properties style:column-width="0.993cm" style:rel-column-width="3759*"/>
    </style:style>
    <style:style style:name="Tabela.B" style:family="table-column">
      <style:table-column-properties style:column-width="1.3cm" style:rel-column-width="4920*"/>
    </style:style>
    <style:style style:name="Tabela.C" style:family="table-column">
      <style:table-column-properties style:column-width="6.108cm" style:rel-column-width="23122*"/>
    </style:style>
    <style:style style:name="Tabela.D" style:family="table-column">
      <style:table-column-properties style:column-width="5.203cm" style:rel-column-width="19697*"/>
    </style:style>
    <style:style style:name="Tabela.E" style:family="table-column">
      <style:table-column-properties style:column-width="3.708cm" style:rel-column-width="14037*"/>
    </style:style>
    <style:style style:name="Tabela.A1" style:family="table-cell">
      <style:table-cell-properties fo:padding="0.097cm" fo:border-left="0.05pt solid #000000" fo:border-right="none" fo:border-top="none" fo:border-bottom="0.05pt solid #000000"/>
    </style:style>
    <style:style style:name="Tabela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.D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style:font-size-asian="12.25pt" style:font-size-complex="14pt"/>
    </style:style>
    <style:style style:name="P2" style:family="paragraph" style:parent-style-name="Header">
      <style:text-properties fo:font-size="8pt" fo:letter-spacing="0.353cm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weight-complex="bold" style:text-emphasize="none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9pt" fo:font-style="normal" fo:text-shadow="none" style:text-underline-style="none" fo:font-weight="bold" officeooo:rsid="007bcac6" officeooo:paragraph-rsid="0143efb1" style:font-name-asian="Times New Roman" style:font-size-asian="9pt" style:font-style-asian="normal" style:font-weight-asian="bold" style:font-name-complex="Times New Roman" style:font-size-complex="9pt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9pt" fo:font-style="normal" fo:text-shadow="none" style:text-underline-style="none" fo:font-weight="bold" officeooo:rsid="0150d310" officeooo:paragraph-rsid="0150d310" style:font-name-asian="Times New Roman" style:font-size-asian="9pt" style:font-style-asian="normal" style:font-weight-asian="bold" style:font-name-complex="Times New Roman" style:font-size-complex="9pt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06e2bd9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090ab6d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14f8f64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18a915e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18edb31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19cd1dd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7391c0" officeooo:paragraph-rsid="0091bef1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7391c0" officeooo:paragraph-rsid="011665da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7391c0" officeooo:paragraph-rsid="0164e8a3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7391c0" officeooo:paragraph-rsid="018d748f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151c63" officeooo:paragraph-rsid="01151c63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151c63" officeooo:paragraph-rsid="018d748f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151c63" officeooo:paragraph-rsid="01903da5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060e01" officeooo:paragraph-rsid="012ddb6a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946511" officeooo:paragraph-rsid="00946511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946511" officeooo:paragraph-rsid="0114c7f7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946511" officeooo:paragraph-rsid="0192a41f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9cd1dd" officeooo:paragraph-rsid="019cd1dd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0f453d" officeooo:paragraph-rsid="01965c6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c567a2" officeooo:paragraph-rsid="01965c6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c567a2" officeooo:paragraph-rsid="0151af42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27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paragraph-rsid="00607049" style:font-size-asian="10.5pt" style:font-name-complex="Times New Roman" style:font-size-complex="10.5pt"/>
    </style:style>
    <style:style style:name="P28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paragraph-rsid="00f0784c" style:font-size-asian="10.5pt" style:font-name-complex="Times New Roman" style:font-size-complex="10.5pt"/>
    </style:style>
    <style:style style:name="P29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paragraph-rsid="017a7afc" style:font-size-asian="10.5pt" style:font-name-complex="Times New Roman" style:font-size-complex="10.5pt"/>
    </style:style>
    <style:style style:name="P30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rsid="00607049" officeooo:paragraph-rsid="017439ae" style:font-size-asian="10.5pt" style:font-name-complex="Times New Roman" style:font-size-complex="10.5pt" style:font-weight-complex="bold"/>
    </style:style>
    <style:style style:name="P31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paragraph-rsid="017439ae" style:font-size-asian="10.5pt" style:font-size-complex="10.5pt"/>
    </style:style>
    <style:style style:name="P32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paragraph-rsid="019f2b09" style:font-size-asian="10.5pt" style:font-size-complex="10.5pt"/>
    </style:style>
    <style:style style:name="P33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fo:font-weight="bold" officeooo:paragraph-rsid="00f0784c" style:font-size-asian="10.5pt" style:font-weight-asian="bold" style:font-name-complex="Times New Roman" style:font-size-complex="10.5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Segoe UI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Segoe UI1" fo:font-size="7pt" officeooo:rsid="006e2bd9" officeooo:paragraph-rsid="006e2bd9" style:font-name-asian="Times New Roman" style:font-size-asian="7pt" style:font-name-complex="Times New Roman" style:font-size-complex="7pt"/>
    </style:style>
    <style:style style:name="P36" style:family="paragraph" style:parent-style-name="Standard">
      <style:paragraph-properties fo:text-align="center" style:justify-single-word="false"/>
      <style:text-properties style:font-name="Segoe UI1" fo:font-size="7pt" officeooo:rsid="007391c0" officeooo:paragraph-rsid="00804880" style:font-name-asian="Times New Roman" style:font-size-asian="7pt" style:font-name-complex="Times New Roman" style:font-size-complex="7pt"/>
    </style:style>
    <style:style style:name="P37" style:family="paragraph" style:parent-style-name="Standard">
      <style:paragraph-properties fo:text-align="center" style:justify-single-word="false"/>
      <style:text-properties style:font-name="Segoe UI1" fo:font-size="7pt" officeooo:rsid="007391c0" officeooo:paragraph-rsid="007391c0" style:font-name-asian="Times New Roman" style:font-size-asian="7pt" style:font-name-complex="Times New Roman" style:font-size-complex="7pt"/>
    </style:style>
    <style:style style:name="P38" style:family="paragraph" style:parent-style-name="Standard">
      <style:paragraph-properties fo:text-align="center" style:justify-single-word="false"/>
      <style:text-properties style:font-name="Segoe UI1" fo:font-size="7pt" officeooo:rsid="007391c0" officeooo:paragraph-rsid="00946511" style:font-name-asian="Times New Roman" style:font-size-asian="7pt" style:font-name-complex="Times New Roman" style:font-size-complex="7pt"/>
    </style:style>
    <style:style style:name="P39" style:family="paragraph" style:parent-style-name="Standard">
      <style:paragraph-properties fo:text-align="center" style:justify-single-word="false"/>
      <style:text-properties style:font-name="Segoe UI1" fo:font-size="7pt" officeooo:rsid="007391c0" officeooo:paragraph-rsid="01948a34" style:font-name-asian="Times New Roman" style:font-size-asian="7pt" style:font-name-complex="Times New Roman" style:font-size-complex="7pt"/>
    </style:style>
    <style:style style:name="P40" style:family="paragraph" style:parent-style-name="Standard">
      <style:paragraph-properties fo:text-align="center" style:justify-single-word="false"/>
      <style:text-properties style:font-name="Segoe UI1" fo:font-size="7pt" officeooo:rsid="007391c0" officeooo:paragraph-rsid="019cd1dd" style:font-name-asian="Times New Roman" style:font-size-asian="7pt" style:font-name-complex="Times New Roman" style:font-size-complex="7pt"/>
    </style:style>
    <style:style style:name="P41" style:family="paragraph" style:parent-style-name="Standard">
      <style:paragraph-properties fo:text-align="center" style:justify-single-word="false"/>
      <style:text-properties style:font-name="Segoe UI1" fo:font-size="7pt" officeooo:rsid="01060e01" officeooo:paragraph-rsid="01365826" style:font-name-asian="Times New Roman" style:font-size-asian="7pt" style:font-name-complex="Times New Roman" style:font-size-complex="7pt"/>
    </style:style>
    <style:style style:name="P42" style:family="paragraph" style:parent-style-name="Standard">
      <style:paragraph-properties fo:text-align="center" style:justify-single-word="false"/>
      <style:text-properties style:font-name="Segoe UI1" fo:font-size="7pt" officeooo:rsid="01060e01" officeooo:paragraph-rsid="018d748f" style:font-name-asian="Times New Roman" style:font-size-asian="7pt" style:font-name-complex="Times New Roman" style:font-size-complex="7pt"/>
    </style:style>
    <style:style style:name="P43" style:family="paragraph" style:parent-style-name="Standard">
      <style:paragraph-properties fo:text-align="center" style:justify-single-word="false"/>
      <style:text-properties style:font-name="Segoe UI1" fo:font-size="7pt" officeooo:rsid="01314616" officeooo:paragraph-rsid="017cf45b" style:font-name-asian="Times New Roman" style:font-size-asian="7pt" style:font-name-complex="Times New Roman" style:font-size-complex="7pt"/>
    </style:style>
    <style:style style:name="P44" style:family="paragraph" style:parent-style-name="Standard">
      <style:paragraph-properties fo:text-align="center" style:justify-single-word="false"/>
      <style:text-properties style:font-name="Segoe UI1" fo:font-size="7pt" fo:font-weight="bold" officeooo:rsid="010f453d" officeooo:paragraph-rsid="010f453d" style:font-name-asian="Times New Roman" style:font-size-asian="7pt" style:font-weight-asian="bold" style:font-name-complex="Times New Roman" style:font-size-complex="7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Segoe UI1" fo:font-size="7pt" fo:font-weight="bold" officeooo:rsid="018d748f" officeooo:paragraph-rsid="018d748f" style:font-name-asian="Times New Roman" style:font-size-asian="7pt" style:font-weight-asian="bold" style:font-name-complex="Times New Roman" style:font-size-complex="7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Segoe UI1" fo:font-size="7pt" fo:font-weight="normal" officeooo:rsid="018d748f" officeooo:paragraph-rsid="01965c6f" style:font-name-asian="Times New Roman" style:font-size-asian="7pt" style:font-weight-asian="normal" style:font-name-complex="Times New Roman" style:font-size-complex="7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Segoe UI1" fo:font-size="7pt" fo:font-weight="normal" officeooo:rsid="018d748f" officeooo:paragraph-rsid="018d748f" style:font-name-asian="Times New Roman" style:font-size-asian="7pt" style:font-weight-asian="normal" style:font-name-complex="Times New Roman" style:font-size-complex="7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Segoe UI1" fo:font-size="7pt" fo:font-weight="normal" officeooo:rsid="010f453d" officeooo:paragraph-rsid="0151af42" style:font-name-asian="Times New Roman" style:font-size-asian="7pt" style:font-weight-asian="normal" style:font-name-complex="Times New Roman" style:font-size-complex="7pt" style:font-weight-complex="normal"/>
    </style:style>
    <style:style style:name="P49" style:family="paragraph" style:parent-style-name="Header" style:master-page-name="">
      <loext:graphic-properties draw:fill="none"/>
      <style:paragraph-properties fo:margin-left="1.799cm" fo:margin-right="0cm" fo:text-indent="0cm" style:auto-text-indent="false" style:page-number="auto" fo:background-color="transparent"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  <style:text-properties fo:color="#004586" loext:opacity="100%" style:text-position="0% 100%" style:font-name="Humnst777 Cn BT" fo:font-size="8pt" fo:letter-spacing="0.353cm" fo:font-weight="normal" officeooo:rsid="003220a9" officeooo:paragraph-rsid="003220a9" style:font-size-asian="8pt" style:font-weight-asian="normal" style:font-size-complex="8pt" style:font-weight-complex="normal" style:text-rotation-angle="90" style:text-rotation-scale="line-height"/>
    </style:style>
    <style:style style:name="P50" style:family="paragraph" style:parent-style-name="Conteúdo_20_de_20_tabela">
      <style:paragraph-properties fo:text-align="justify" style:justify-single-word="false"/>
      <style:text-properties fo:color="#000000" loext:opacity="100%" style:font-name="Segoe UI" fo:font-size="10.5pt" style:text-underline-style="solid" style:text-underline-width="auto" style:text-underline-color="font-color" fo:font-weight="bold" officeooo:paragraph-rsid="004e1952" style:font-size-asian="10.5pt" style:font-weight-asian="bold" style:font-name-complex="Segoe UI" style:font-size-complex="10.5pt"/>
    </style:style>
    <style:style style:name="P51" style:family="paragraph" style:parent-style-name="Conteúdo_20_de_20_tabela">
      <style:text-properties fo:color="#000000" loext:opacity="100%" style:font-name="Segoe UI" fo:font-size="10.5pt" fo:font-weight="bold" officeooo:paragraph-rsid="006b87ce" style:font-name-asian="Times New Roman" style:font-size-asian="10.5pt" style:font-weight-asian="bold" style:font-name-complex="Times New Roman" style:font-size-complex="10.5pt" style:font-weight-complex="bold"/>
    </style:style>
    <style:style style:name="P52" style:family="paragraph" style:parent-style-name="Conteúdo_20_de_20_tabela">
      <style:text-properties fo:color="#000000" loext:opacity="100%" style:font-name="Segoe UI" fo:font-size="10.5pt" fo:font-weight="bold" officeooo:paragraph-rsid="00c9aebb" style:font-name-asian="Times New Roman" style:font-size-asian="10.5pt" style:font-weight-asian="bold" style:font-name-complex="Times New Roman" style:font-size-complex="10.5pt" style:font-weight-complex="bold"/>
    </style:style>
    <style:style style:name="P53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" fo:font-size="10.5pt" fo:font-weight="bold" officeooo:paragraph-rsid="0055fabe" style:font-name-asian="Times New Roman" style:font-size-asian="10.5pt" style:font-weight-asian="bold" style:font-name-complex="Times New Roman" style:font-size-complex="10.5pt" style:font-weight-complex="bold"/>
    </style:style>
    <style:style style:name="P54" style:family="paragraph" style:parent-style-name="Conteúdo_20_de_20_tabela">
      <style:paragraph-properties fo:text-align="justify" style:justify-single-word="false"/>
      <style:text-properties fo:color="#000000" loext:opacity="100%" style:font-name="Segoe UI" fo:font-size="10.5pt" officeooo:paragraph-rsid="004e1952" style:font-size-asian="10.5pt" style:font-name-complex="Segoe UI" style:font-size-complex="10.5pt"/>
    </style:style>
    <style:style style:name="P55" style:family="paragraph" style:parent-style-name="Conteúdo_20_de_20_tabela">
      <style:paragraph-properties fo:text-align="center" style:justify-single-word="false"/>
      <style:text-properties fo:color="#000000" loext:opacity="100%" style:font-name="Segoe UI" fo:font-size="10.5pt" officeooo:paragraph-rsid="004e1952" style:font-size-asian="10.5pt" style:font-name-complex="Segoe UI" style:font-size-complex="10.5pt"/>
    </style:style>
    <style:style style:name="P56" style:family="paragraph" style:parent-style-name="Conteúdo_20_de_20_tabela">
      <style:paragraph-properties fo:text-align="center" style:justify-single-word="false"/>
      <style:text-properties fo:color="#000000" loext:opacity="100%" style:font-name="Segoe UI" fo:font-size="10.5pt" officeooo:paragraph-rsid="01045f54" style:font-size-asian="10.5pt" style:font-name-complex="Segoe UI" style:font-size-complex="10.5pt"/>
    </style:style>
    <style:style style:name="P57" style:family="paragraph" style:parent-style-name="Conteúdo_20_de_20_tabela">
      <style:paragraph-properties fo:text-align="end" style:justify-single-word="false"/>
      <style:text-properties fo:color="#000000" loext:opacity="100%" style:font-name="Segoe UI" fo:font-size="10.5pt" officeooo:paragraph-rsid="01045f54" style:font-size-asian="10.5pt" style:font-name-complex="Segoe UI" style:font-size-complex="10.5pt"/>
    </style:style>
    <style:style style:name="P58" style:family="paragraph" style:parent-style-name="Conteúdo_20_de_20_tabela">
      <style:text-properties fo:color="#000000" loext:opacity="100%" style:font-name="Segoe UI" fo:font-size="10.5pt" fo:font-weight="normal" officeooo:paragraph-rsid="006b87ce" style:font-name-asian="Times New Roman" style:font-size-asian="10.5pt" style:font-weight-asian="normal" style:font-name-complex="Times New Roman" style:font-size-complex="10.5pt" style:font-weight-complex="normal"/>
    </style:style>
    <style:style style:name="P59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" fo:font-size="10.5pt" fo:font-weight="normal" officeooo:paragraph-rsid="0055fabe" style:font-name-asian="Times New Roman" style:font-size-asian="10.5pt" style:font-weight-asian="normal" style:font-name-complex="Times New Roman" style:font-size-complex="10.5pt" style:font-weight-complex="normal"/>
    </style:style>
    <style:style style:name="P60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" fo:font-size="10.5pt" fo:font-weight="normal" officeooo:rsid="019e8656" officeooo:paragraph-rsid="019e8656" style:font-name-asian="Times New Roman" style:font-size-asian="10.5pt" style:font-weight-asian="normal" style:font-name-complex="Times New Roman" style:font-size-complex="10.5pt" style:font-weight-complex="normal"/>
    </style:style>
    <style:style style:name="P61" style:family="paragraph" style:parent-style-name="Conteúdo_20_de_20_tabela">
      <style:paragraph-properties fo:text-align="center" style:justify-single-word="false"/>
      <style:text-properties fo:color="#ffffff" loext:opacity="100%" style:font-name="Segoe UI" fo:font-size="10.5pt" fo:font-weight="bold" officeooo:paragraph-rsid="004e1952" style:font-size-asian="10.5pt" style:font-weight-asian="bold" style:font-name-complex="Segoe UI" style:font-size-complex="10.5pt" style:font-weight-complex="bold"/>
    </style:style>
    <style:style style:name="P62" style:family="paragraph" style:parent-style-name="Conteúdo_20_de_20_tabela">
      <style:paragraph-properties fo:text-align="center" style:justify-single-word="false"/>
      <style:text-properties fo:color="#ffffff" loext:opacity="100%" style:font-name="Segoe UI" fo:font-size="10.5pt" fo:font-weight="bold" officeooo:paragraph-rsid="004e1952" style:font-name-asian="Times New Roman" style:font-size-asian="10.5pt" style:font-weight-asian="bold" style:font-name-complex="Times New Roman" style:font-size-complex="10.5pt" style:font-weight-complex="bold"/>
    </style:style>
    <style:style style:name="P63" style:family="paragraph" style:parent-style-name="Conteúdo_20_de_20_tabela">
      <style:paragraph-properties fo:line-height="150%" fo:text-align="justify" style:justify-single-word="false"/>
      <style:text-properties officeooo:paragraph-rsid="004e1952"/>
    </style:style>
    <style:style style:name="P64" style:family="paragraph" style:parent-style-name="Conteúdo_20_de_20_tabela">
      <style:paragraph-properties fo:margin-top="0.199cm" fo:margin-bottom="0cm" style:contextual-spacing="false" fo:line-height="150%" fo:text-align="justify" style:justify-single-word="false"/>
      <style:text-properties officeooo:paragraph-rsid="004e1952"/>
    </style:style>
    <style:style style:name="P65" style:family="paragraph" style:parent-style-name="Conteúdo_20_de_20_tabela">
      <style:paragraph-properties fo:margin-top="0.199cm" fo:margin-bottom="0cm" style:contextual-spacing="false" fo:line-height="100%" fo:text-align="justify" style:justify-single-word="false"/>
      <style:text-properties style:font-name="Segoe UI" fo:font-size="10.5pt" fo:font-weight="bold" officeooo:paragraph-rsid="004e1952" style:font-size-asian="10.5pt" style:font-weight-asian="bold" style:font-name-complex="Segoe UI" style:font-size-complex="10.5pt" style:font-weight-complex="bold"/>
    </style:style>
    <style:style style:name="P66" style:family="paragraph" style:parent-style-name="Conteúdo_20_de_20_tabela">
      <style:paragraph-properties fo:margin-top="0.199cm" fo:margin-bottom="0cm" style:contextual-spacing="false" fo:line-height="100%" fo:text-align="justify" style:justify-single-word="false"/>
      <style:text-properties style:font-name="Segoe UI" fo:font-size="10.5pt" fo:font-weight="normal" officeooo:paragraph-rsid="004e1952" style:font-size-asian="10.5pt" style:font-weight-asian="normal" style:font-name-complex="Segoe UI" style:font-size-complex="10.5pt" style:font-weight-complex="normal"/>
    </style:style>
    <style:style style:name="P67" style:family="paragraph" style:parent-style-name="Conteúdo_20_de_20_tabela">
      <style:paragraph-properties fo:margin-top="0.199cm" fo:margin-bottom="0cm" style:contextual-spacing="false" fo:text-align="justify" style:justify-single-word="false"/>
      <style:text-properties fo:color="#000000" loext:opacity="100%" style:font-name="Segoe UI" fo:font-size="10.5pt" fo:language="pt" fo:country="BR" fo:font-weight="normal" officeooo:rsid="0105cad3" officeooo:paragraph-rsid="0105cad3" style:letter-kerning="true" style:font-name-asian="Times New Roman" style:font-size-asian="10.5pt" style:language-asian="zh" style:country-asian="CN" style:font-weight-asian="normal" style:font-name-complex="Times New Roman" style:font-size-complex="10.5pt" style:language-complex="hi" style:country-complex="IN" style:font-weight-complex="normal"/>
    </style:style>
    <style:style style:name="P68" style:family="paragraph" style:parent-style-name="Conteúdo_20_de_20_tabela">
      <style:paragraph-properties fo:margin-top="0cm" fo:margin-bottom="0.199cm" style:contextual-spacing="false" fo:text-align="center" style:justify-single-word="false"/>
      <style:text-properties fo:color="#000000" loext:opacity="100%" style:font-name="Segoe UI" fo:font-size="10.5pt" officeooo:paragraph-rsid="004e1952" style:font-size-asian="10.5pt" style:font-size-complex="10.5pt"/>
    </style:style>
    <style:style style:name="P69" style:family="paragraph" style:parent-style-name="Conteúdo_20_de_20_tabela">
      <style:paragraph-properties fo:margin-top="0cm" fo:margin-bottom="0.199cm" style:contextual-spacing="false" fo:text-align="center" style:justify-single-word="false"/>
      <style:text-properties fo:color="#000000" loext:opacity="100%" style:font-name="Segoe UI" fo:font-size="10.5pt" fo:font-weight="bold" officeooo:rsid="019aeebc" officeooo:paragraph-rsid="019aeebc" style:font-size-asian="10.5pt" style:font-weight-asian="bold" style:font-name-complex="Segoe UI" style:font-size-complex="10.5pt" style:font-weight-complex="bold"/>
    </style:style>
    <style:style style:name="P70" style:family="paragraph" style:parent-style-name="Conteúdo_20_de_20_tabela">
      <style:paragraph-properties fo:margin-top="0cm" fo:margin-bottom="0.199cm" style:contextual-spacing="false"/>
      <style:text-properties officeooo:paragraph-rsid="00a0c147"/>
    </style:style>
    <style:style style:name="P71" style:family="paragraph" style:parent-style-name="Conteúdo_20_de_20_tabela" style:master-page-name="">
      <style:paragraph-properties fo:text-align="center" style:justify-single-word="false" style:page-number="auto"/>
      <style:text-properties fo:color="#000000" loext:opacity="100%" style:font-name="Segoe UI" style:text-underline-style="solid" style:text-underline-width="auto" style:text-underline-color="font-color" fo:font-weight="bold" officeooo:paragraph-rsid="004e1952" style:font-weight-asian="bold" style:font-name-complex="Segoe UI"/>
    </style:style>
    <style:style style:name="P72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" fo:font-size="10.5pt" officeooo:paragraph-rsid="004e1952" style:font-name-asian="Segoe UI" style:font-size-asian="10.5pt" style:font-name-complex="Segoe UI" style:font-size-complex="10.5pt"/>
    </style:style>
    <style:style style:name="P73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" fo:font-size="10.5pt" officeooo:paragraph-rsid="006b87ce" style:font-name-asian="Times New Roman" style:font-size-asian="10.5pt" style:font-name-complex="Times New Roman" style:font-size-complex="10.5pt"/>
    </style:style>
    <style:style style:name="P74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" fo:font-size="10.5pt" officeooo:paragraph-rsid="00b29ab1" style:font-name-asian="Times New Roman" style:font-size-asian="10.5pt" style:font-name-complex="Times New Roman" style:font-size-complex="10.5pt"/>
    </style:style>
    <style:style style:name="P75" style:family="paragraph" style:parent-style-name="Conteúdo_20_de_20_tabela">
      <loext:graphic-properties draw:fill="none"/>
      <style:paragraph-properties fo:margin-left="0cm" fo:margin-right="0cm" fo:margin-top="0.199cm" fo:margin-bottom="0cm" style:contextual-spacing="false" fo:text-align="justify" style:justify-single-word="false" fo:text-indent="1.6cm" style:auto-text-indent="false" fo:background-color="transparent" text:number-lines="false" text:line-number="0"/>
      <style:text-properties fo:color="#000000" loext:opacity="100%" style:font-name="Segoe UI" fo:font-size="10.5pt" officeooo:paragraph-rsid="004e1952" style:font-name-asian="Times New Roman" style:font-size-asian="10.5pt" style:font-name-complex="Times New Roman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style:font-name="Segoe UI1" fo:font-size="9pt" fo:font-weight="bold" officeooo:rsid="0078b2f4" officeooo:paragraph-rsid="0143efb1" style:font-name-asian="Times New Roman" style:font-size-asian="9pt" style:font-weight-asian="bold" style:font-name-complex="Times New Roman" style:font-size-complex="9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Segoe UI1" fo:font-size="9pt" fo:font-weight="bold" officeooo:rsid="00776008" officeooo:paragraph-rsid="00776008" style:font-name-asian="Times New Roman" style:font-size-asian="9pt" style:font-weight-asian="bold" style:font-name-complex="Times New Roman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Segoe UI1" fo:font-size="9pt" fo:font-weight="bold" officeooo:rsid="006e2bd9" officeooo:paragraph-rsid="006e2bd9" style:font-name-asian="Times New Roman" style:font-size-asian="9pt" style:font-weight-asian="bold" style:font-name-complex="Times New Roman" style:font-size-complex="9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Segoe UI1" fo:font-size="9pt" fo:font-weight="bold" officeooo:rsid="0150d310" officeooo:paragraph-rsid="0150d310" style:font-name-asian="Times New Roman" style:font-size-asian="9pt" style:font-weight-asian="bold" style:font-name-complex="Times New Roman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egoe UI1" fo:font-size="7pt" officeooo:rsid="00776008" officeooo:paragraph-rsid="00776008" style:font-name-asian="Times New Roman" style:font-size-asian="7pt" style:font-name-complex="Times New Roman" style:font-size-complex="7pt"/>
    </style:style>
    <style:style style:name="P81" style:family="paragraph" style:parent-style-name="Table_20_Contents">
      <style:paragraph-properties fo:text-align="center" style:justify-single-word="false"/>
      <style:text-properties style:font-name="Segoe UI1" fo:font-size="7pt" style:font-name-asian="Times New Roman" style:font-size-asian="7pt" style:font-name-complex="Times New Roman" style:font-size-complex="7pt"/>
    </style:style>
    <style:style style:name="P82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08c58a4" style:font-name-asian="Times New Roman" style:font-size-asian="7pt" style:font-name-complex="Times New Roman" style:font-size-complex="7pt"/>
    </style:style>
    <style:style style:name="P83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0bc06c2" style:font-name-asian="Times New Roman" style:font-size-asian="7pt" style:font-name-complex="Times New Roman" style:font-size-complex="7pt"/>
    </style:style>
    <style:style style:name="P84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0c05cbe" style:font-name-asian="Times New Roman" style:font-size-asian="7pt" style:font-name-complex="Times New Roman" style:font-size-complex="7pt"/>
    </style:style>
    <style:style style:name="P85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0fe4bde" style:font-name-asian="Times New Roman" style:font-size-asian="7pt" style:font-name-complex="Times New Roman" style:font-size-complex="7pt"/>
    </style:style>
    <style:style style:name="P86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14ad08" style:font-name-asian="Times New Roman" style:font-size-asian="7pt" style:font-name-complex="Times New Roman" style:font-size-complex="7pt"/>
    </style:style>
    <style:style style:name="P87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293fbf" style:font-name-asian="Times New Roman" style:font-size-asian="7pt" style:font-name-complex="Times New Roman" style:font-size-complex="7pt"/>
    </style:style>
    <style:style style:name="P88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39bb04" style:font-name-asian="Times New Roman" style:font-size-asian="7pt" style:font-name-complex="Times New Roman" style:font-size-complex="7pt"/>
    </style:style>
    <style:style style:name="P89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5e9371" style:font-name-asian="Times New Roman" style:font-size-asian="7pt" style:font-name-complex="Times New Roman" style:font-size-complex="7pt"/>
    </style:style>
    <style:style style:name="P90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8bcfa6" style:font-name-asian="Times New Roman" style:font-size-asian="7pt" style:font-name-complex="Times New Roman" style:font-size-complex="7pt"/>
    </style:style>
    <style:style style:name="P91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97cb0f" style:font-name-asian="Times New Roman" style:font-size-asian="7pt" style:font-name-complex="Times New Roman" style:font-size-complex="7pt"/>
    </style:style>
    <style:style style:name="P92" style:family="paragraph" style:parent-style-name="Table_20_Contents">
      <style:paragraph-properties fo:text-align="center" style:justify-single-word="false"/>
      <style:text-properties style:font-name="Segoe UI1" fo:font-size="7pt" officeooo:rsid="0199a32a" officeooo:paragraph-rsid="0199a32a" style:font-name-asian="Times New Roman" style:font-size-asian="7pt" style:font-name-complex="Times New Roman" style:font-size-complex="7pt"/>
    </style:style>
    <style:style style:name="P93" style:family="paragraph" style:parent-style-name="Table_20_Contents">
      <style:paragraph-properties fo:text-align="center" style:justify-single-word="false"/>
      <style:text-properties style:font-name="Segoe UI1" fo:font-size="7pt" officeooo:rsid="019cd1dd" officeooo:paragraph-rsid="019cd1dd" style:font-name-asian="Times New Roman" style:font-size-asian="7pt" style:font-name-complex="Times New Roman" style:font-size-complex="7pt"/>
    </style:style>
    <style:style style:name="P94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0776008" officeooo:paragraph-rsid="00776008" style:font-name-asian="Times New Roman" style:font-size-asian="7pt" style:font-weight-asian="normal" style:font-name-complex="Times New Roman" style:font-size-complex="7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5fa8d1" officeooo:paragraph-rsid="015fa8d1" style:font-name-asian="Times New Roman" style:font-size-asian="7pt" style:font-weight-asian="normal" style:font-name-complex="Times New Roman" style:font-size-complex="7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5fa8d1" officeooo:paragraph-rsid="01705311" style:font-name-asian="Times New Roman" style:font-size-asian="7pt" style:font-weight-asian="normal" style:font-name-complex="Times New Roman" style:font-size-complex="7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5fa8d1" officeooo:paragraph-rsid="018d748f" style:font-name-asian="Times New Roman" style:font-size-asian="7pt" style:font-weight-asian="normal" style:font-name-complex="Times New Roman" style:font-size-complex="7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8d748f" officeooo:paragraph-rsid="018d748f" style:font-name-asian="Times New Roman" style:font-size-asian="7pt" style:font-weight-asian="normal" style:font-name-complex="Times New Roman" style:font-size-complex="7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92a41f" officeooo:paragraph-rsid="0192a41f" style:font-name-asian="Times New Roman" style:font-size-asian="7pt" style:font-weight-asian="normal" style:font-name-complex="Times New Roman" style:font-size-complex="7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99a32a" officeooo:paragraph-rsid="0199a32a" style:font-name-asian="Times New Roman" style:font-size-asian="7pt" style:font-weight-asian="normal" style:font-name-complex="Times New Roman" style:font-size-complex="7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8d748f" officeooo:paragraph-rsid="018edb31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8d748f" officeooo:paragraph-rsid="018d748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c567a2" officeooo:paragraph-rsid="018edb31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c567a2" officeooo:paragraph-rsid="018d748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05" style:family="paragraph" style:parent-style-name="Standard">
      <loext:graphic-properties draw:fill="none"/>
      <style:paragraph-properties fo:margin-left="0cm" fo:margin-right="0cm" fo:margin-top="0.199cm" fo:margin-bottom="0cm" style:contextual-spacing="false" fo:text-align="justify" style:justify-single-word="false" fo:text-indent="1.6cm" style:auto-text-indent="false" fo:background-color="transparent" text:number-lines="false" text:line-number="0"/>
      <style:text-properties fo:color="#000000" loext:opacity="100%" style:font-name="Segoe UI2" fo:font-size="10.5pt" officeooo:paragraph-rsid="004e1952" style:font-name-asian="Times New Roman1" style:font-size-asian="10.5pt" style:font-name-complex="Times New Roman1" style:font-size-complex="10.5pt"/>
    </style:style>
    <style:style style:name="P106" style:family="paragraph">
      <loext:graphic-properties draw:fill="solid" draw:fill-color="#ffffff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0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00388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-color="#ffffff"/>
    </style:style>
    <style:style style:name="P111" style:family="paragraph">
      <loext:graphic-properties draw:fill="none" draw:fill-color="#729fcf" draw:fill-gradient-name="Gradient_20_2" draw:fill-hatch-name="Hatching_20_1" draw:fill-image-name="Bitmap_20_21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margin-left="0cm" fo:margin-right="0cm" fo:margin-top="0cm" fo:margin-bottom="0cm" fo:line-height="100%" fo:text-align="start" fo:text-indent="0cm"/>
    </style:style>
    <style:style style:name="P1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0.282cm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0a906" style:font-weight-asian="bold" style:font-weight-complex="bold"/>
    </style:style>
    <style:style style:name="T4" style:family="text">
      <style:text-properties fo:font-weight="bold" officeooo:rsid="00b1d8b8" style:font-weight-asian="bold" style:font-weight-complex="bold"/>
    </style:style>
    <style:style style:name="T5" style:family="text">
      <style:text-properties fo:font-weight="bold" officeooo:rsid="00e33af8" style:font-weight-asian="bold" style:font-weight-complex="bold"/>
    </style:style>
    <style:style style:name="T6" style:family="text">
      <style:text-properties fo:font-weight="bold" officeooo:rsid="00e47e34" style:font-weight-asian="bold" style:font-weight-complex="bold"/>
    </style:style>
    <style:style style:name="T7" style:family="text">
      <style:text-properties fo:font-weight="bold" officeooo:rsid="018a7ac7" style:font-weight-asian="bold" style:font-weight-complex="bold"/>
    </style:style>
    <style:style style:name="T8" style:family="text">
      <style:text-properties fo:font-weight="bold" officeooo:rsid="019f2b09" style:font-weight-asian="bold" style:font-name-complex="Times New Roman" style:font-weight-complex="bold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c567a2" style:font-style-asian="normal" style:text-emphasize="none"/>
    </style:style>
    <style:style style:name="T11" style:family="text">
      <style:text-properties fo:color="#000000" loext:opacity="100%" style:font-name="Segoe UI1" fo:font-size="10.5pt" officeooo:rsid="0198545b" style:font-size-asian="10.5pt" style:font-name-complex="Segoe UI" style:font-size-complex="10.5pt"/>
    </style:style>
    <style:style style:name="T12" style:family="text">
      <style:text-properties fo:color="#000000" loext:opacity="100%" officeooo:rsid="00607049" style:font-name-asian="Times New Roman" style:font-name-complex="Times New Roman"/>
    </style:style>
    <style:style style:name="T13" style:family="text">
      <style:text-properties style:font-name="Segoe UI" fo:font-size="10.5pt" fo:font-weight="bold" style:font-size-asian="10.5pt" style:font-weight-asian="bold" style:font-name-complex="Segoe UI" style:font-size-complex="10.5pt" style:font-weight-complex="bold"/>
    </style:style>
    <style:style style:name="T14" style:family="text">
      <style:text-properties style:font-name="Segoe UI" fo:font-size="10.5pt" style:font-size-asian="10.5pt" style:font-name-complex="Segoe UI" style:font-size-complex="10.5pt"/>
    </style:style>
    <style:style style:name="T15" style:family="text">
      <style:text-properties style:font-name="Segoe UI" fo:font-size="10.5pt" officeooo:rsid="0055fabe" style:font-size-asian="10.5pt" style:font-name-complex="Segoe UI" style:font-size-complex="10.5pt"/>
    </style:style>
    <style:style style:name="T16" style:family="text">
      <style:text-properties style:font-name="Segoe UI" fo:font-size="10.5pt" officeooo:rsid="006899e6" style:font-size-asian="10.5pt" style:font-name-complex="Segoe UI" style:font-size-complex="10.5pt"/>
    </style:style>
    <style:style style:name="T17" style:family="text">
      <style:text-properties style:font-name="Segoe UI" fo:font-size="10.5pt" officeooo:rsid="01882b2e" style:font-size-asian="10.5pt" style:font-name-complex="Segoe UI" style:font-size-complex="10.5pt"/>
    </style:style>
    <style:style style:name="T18" style:family="text">
      <style:text-properties style:font-name="Segoe UI" fo:font-size="10.5pt" officeooo:rsid="01a228d0" style:font-size-asian="10.5pt" style:font-name-complex="Segoe UI" style:font-size-complex="10.5pt"/>
    </style:style>
    <style:style style:name="T19" style:family="text">
      <style:text-properties style:font-name="Segoe UI" fo:font-size="10.5pt" officeooo:rsid="01a2f65d" style:font-size-asian="10.5pt" style:font-name-complex="Segoe UI" style:font-size-complex="10.5pt"/>
    </style:style>
    <style:style style:name="T20" style:family="text">
      <style:text-properties style:font-name="Segoe UI" fo:font-size="10.5pt" fo:font-weight="normal" style:font-size-asian="10.5pt" style:font-weight-asian="normal" style:font-name-complex="Segoe UI" style:font-size-complex="10.5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611358" style:font-weight-asian="normal" style:font-weight-complex="normal"/>
    </style:style>
    <style:style style:name="T23" style:family="text">
      <style:text-properties fo:font-weight="normal" officeooo:rsid="019e8656" style:font-weight-asian="normal" style:font-weight-complex="normal"/>
    </style:style>
    <style:style style:name="T24" style:family="text">
      <style:text-properties officeooo:rsid="00580952"/>
    </style:style>
    <style:style style:name="T25" style:family="text">
      <style:text-properties style:font-name-complex="Segoe UI"/>
    </style:style>
    <style:style style:name="T26" style:family="text">
      <style:text-properties officeooo:rsid="00653254" style:font-name-complex="Segoe UI"/>
    </style:style>
    <style:style style:name="T27" style:family="text">
      <style:text-properties officeooo:rsid="006b87ce"/>
    </style:style>
    <style:style style:name="T28" style:family="text">
      <style:text-properties style:font-name="Segoe UI1"/>
    </style:style>
    <style:style style:name="T29" style:family="text">
      <style:text-properties style:font-name="Segoe UI1" officeooo:rsid="0055fabe"/>
    </style:style>
    <style:style style:name="T30" style:family="text">
      <style:text-properties style:font-name-complex="Times New Roman"/>
    </style:style>
    <style:style style:name="T31" style:family="text">
      <style:text-properties style:font-name-complex="Times New Roman" style:font-weight-complex="bold"/>
    </style:style>
    <style:style style:name="T32" style:family="text">
      <style:text-properties officeooo:rsid="019f2b09" style:font-name-complex="Times New Roman" style:font-weight-complex="bold"/>
    </style:style>
    <style:style style:name="T33" style:family="text">
      <style:text-properties officeooo:rsid="00607049" style:font-name-complex="Times New Roman"/>
    </style:style>
    <style:style style:name="T34" style:family="text">
      <style:text-properties officeooo:rsid="00b696d5" style:font-name-complex="Times New Roman"/>
    </style:style>
    <style:style style:name="T35" style:family="text">
      <style:text-properties officeooo:rsid="0149f940" style:font-name-complex="Times New Roman"/>
    </style:style>
    <style:style style:name="T36" style:family="text">
      <style:text-properties officeooo:rsid="017eb434" style:font-name-complex="Times New Roman"/>
    </style:style>
    <style:style style:name="T37" style:family="text">
      <style:text-properties officeooo:rsid="0180226e" style:font-name-complex="Times New Roman"/>
    </style:style>
    <style:style style:name="T38" style:family="text">
      <style:text-properties officeooo:rsid="019f2b09" style:font-name-complex="Times New Roman"/>
    </style:style>
    <style:style style:name="T39" style:family="text">
      <style:text-properties fo:language="pl" fo:country="PL" style:font-name-complex="Times New Roman" style:font-weight-complex="bold"/>
    </style:style>
    <style:style style:name="T40" style:family="text">
      <style:text-properties fo:language="pl" fo:country="PL" officeooo:rsid="00663ffa" style:font-name-complex="Times New Roman" style:font-weight-complex="bold"/>
    </style:style>
    <style:style style:name="T41" style:family="text">
      <style:text-properties fo:language="pl" fo:country="PL" officeooo:rsid="00b696d5" style:font-name-complex="Times New Roman" style:font-weight-complex="bold"/>
    </style:style>
    <style:style style:name="T42" style:family="text">
      <style:text-properties fo:language="pl" fo:country="PL" officeooo:rsid="019f2b09" style:font-name-complex="Times New Roman" style:font-weight-complex="bold"/>
    </style:style>
    <style:style style:name="T43" style:family="text">
      <style:text-properties officeooo:rsid="00b6e1d7"/>
    </style:style>
    <style:style style:name="T44" style:family="text">
      <style:text-properties officeooo:rsid="00fdeda0"/>
    </style:style>
    <style:style style:name="T45" style:family="text">
      <style:text-properties officeooo:rsid="00ffca13"/>
    </style:style>
    <style:style style:name="T46" style:family="text">
      <style:text-properties officeooo:rsid="00fe4bde"/>
    </style:style>
    <style:style style:name="T47" style:family="text">
      <style:text-properties officeooo:rsid="0175764a"/>
    </style:style>
    <style:style style:name="T48" style:family="text">
      <style:text-properties officeooo:rsid="017a14f6"/>
    </style:style>
    <style:style style:name="T49" style:family="text">
      <style:text-properties officeooo:rsid="0188fc54"/>
    </style:style>
    <style:style style:name="T50" style:family="text">
      <style:text-properties officeooo:rsid="0199a32a"/>
    </style:style>
    <style:style style:name="T51" style:family="text">
      <style:text-properties officeooo:rsid="019cd1dd"/>
    </style:style>
    <style:style style:name="T52" style:family="text">
      <style:text-properties fo:language="pt" fo:country="BR" officeooo:rsid="019f2b09" style:font-name-complex="Times New Roman" style:font-weight-complex="bold"/>
    </style:style>
    <style:style style:name="T53" style:family="text">
      <style:text-properties officeooo:rsid="01a094a1"/>
    </style:style>
    <style:style style:name="T54" style:family="text">
      <style:text-properties style:font-name="Segoe UI2" style:font-name-asian="Times New Roman1" style:font-name-complex="Times New Roman1"/>
    </style:style>
    <style:style style:name="T55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6pt" fo:font-style="normal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6pt" fo:font-style="italic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Humnst777 Cn BT" fo:font-size="11pt" fo:font-style="normal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Humnst777 Cn BT" fo:font-size="11pt" fo:font-style="italic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2pt" fo:font-style="normal" fo:text-shadow="none" style:text-underline-style="none" fo:font-weight="normal" style:letter-kerning="true" style:font-name-asian="Humnst777 Cn BT" style:font-size-asian="12pt" style:font-style-asian="normal" style:font-weight-asian="normal" style:font-name-complex="Humnst777 Cn BT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stroke-dash="Dashed_20__28_var_29__20_2" svg:stroke-width="0cm" svg:stroke-color="#3465a4" draw:marker-start-width="0.199cm" draw:marker-start-center="false" draw:marker-end-width="0.199cm" draw:marker-end-center="false" draw:fill="solid" draw:fill-color="#fffff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draw:textarea-vertical-align="middle" fo:min-height="2.672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cm" svg:stroke-color="#00388c" draw:marker-start-width="0.199cm" draw:marker-start-center="false" draw:marker-end-width="0.199cm" draw:marker-end-center="false" draw:stroke-linejoin="miter" draw:fill="solid" draw:fill-color="#00388c" draw:textarea-horizontal-align="justify" fo:padding-top="0.136cm" fo:padding-bottom="0.136cm" fo:padding-left="0.259cm" fo:padding-right="0.259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3.761cm" fo:min-width="3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stroke-dash="Dashed_20__28_var_29__20_1" svg:stroke-width="0cm" svg:stroke-color="#3465a4" draw:marker-start-width="0.199cm" draw:marker-start-center="false" draw:marker-end-width="0.199cm" draw:marker-end-center="false" draw:fill="none" draw:fill-color="#729fcf" draw:fill-gradient-name="Gradient_20_2" draw:fill-hatch-name="Hatching_20_1" draw:fill-image-name="Bitmap_20_21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.523cm, 12.64cm, 5.333cm, 12.68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fo:min-height="2.965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PLANO DE CURSO</text:p>
      <text:p text:style-name="P50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1">IDENTIFICAÇÃO</text:p>
          </table:table-cell>
        </table:table-row>
        <table:table-row table:style-name="Tabela1.1">
          <table:table-cell table:style-name="Tabela1.A2" office:value-type="string">
            <text:p text:style-name="P64"><text:span text:style-name="T13">DISCIPLINA:</text:span><text:span text:style-name="T14"> PROGRAMAÇÃO IMPERATIVA <text:tab/><text:tab/><text:tab/><text:tab/> <text:s text:c="4"/></text:span><text:span text:style-name="T13">CÓDIGO:</text:span><text:span text:style-name="T14"> </text:span><text:span text:style-name="T15">COMP0334</text:span></text:p>
            <text:p text:style-name="P63"><text:span text:style-name="T13">C.H. TEÓRICA: </text:span><text:span text:style-name="T20">30</text:span><text:span text:style-name="T14"> <text:tab/></text:span><text:span text:style-name="T13">C.H. PRÁTICA</text:span><text:span text:style-name="T14">: 30<text:tab/></text:span><text:span text:style-name="T13">Nº DE CRÉDITOS:</text:span><text:span text:style-name="T14"> <text:tab/></text:span><text:span text:style-name="T15">4</text:span><text:span text:style-name="T14"><text:tab/></text:span><text:span text:style-name="T13">PRÉ-REQUISITO(S):</text:span><text:span text:style-name="T14"> -</text:span></text:p>
            <text:p text:style-name="P63"><text:span text:style-name="T13">TURMA:</text:span><text:span text:style-name="T14"> </text:span><text:span text:style-name="T18">T</text:span><text:span text:style-name="T19">11</text:span><text:span text:style-name="T14"><text:tab/><text:tab/><text:tab/></text:span><text:span text:style-name="T13">HORÁRIO:</text:span><text:span text:style-name="T14"> </text:span><text:span text:style-name="T18">3N</text:span><text:span text:style-name="T19">34</text:span><text:span text:style-name="T18"> 5N</text:span><text:span text:style-name="T19">12</text:span><text:span text:style-name="T14"><text:tab/><text:tab/><text:tab/></text:span><text:span text:style-name="T13">PERÍODO:</text:span><text:span text:style-name="T14"> </text:span><text:span text:style-name="T15">20</text:span><text:span text:style-name="T16">2</text:span><text:span text:style-name="T17">1</text:span><text:span text:style-name="T15">.</text:span><text:span text:style-name="T17">1</text:span></text:p>
            <text:p text:style-name="P70"><text:span text:style-name="T13">PROFESSOR:</text:span><text:span text:style-name="T14"> </text:span><text:span text:style-name="T11">WESLEY OLIVEIRA SOUZA</text:span></text:p>
          </table:table-cell>
        </table:table-row>
        <table:table-row table:style-name="Tabela1.1">
          <table:table-cell table:style-name="Tabela1.A3" office:value-type="string">
            <text:p text:style-name="P61">EMENTA</text:p>
          </table:table-cell>
        </table:table-row>
        <table:table-row table:style-name="Tabela1.1">
          <table:table-cell table:style-name="Tabela1.A4" office:value-type="string">
            <text:p text:style-name="P72">Noções fundamentais sobre algoritmos e sobre a execução de programas. Análise e síntese de problemas. Identificadores, tipos, constantes, variáveis, tipos. Operadores e expressões. Comandos condicionais e de repetição. Variáveis compostas homogêneas e heterogêneas. Procedimentos, funções e passagem de parâmetros. Noções sobre o uso de arquivos em programação. Algoritmos básicos de ordenação. Recursividade. Uma linguagem imperativa. Convenções de código. Boas práticas de programação.</text:p>
          </table:table-cell>
        </table:table-row>
        <table:table-row table:style-name="Tabela1.1">
          <table:table-cell table:style-name="Tabela1.A3" office:value-type="string">
            <text:p text:style-name="P61">OBJETIVOS</text:p>
          </table:table-cell>
        </table:table-row>
        <table:table-row table:style-name="Tabela1.1">
          <table:table-cell table:style-name="Tabela1.A6" office:value-type="string">
            <text:p text:style-name="P65">1. Geral: <text:span text:style-name="T23">Capacitar o aluno a desenvolver soluções computacionais algorítmicas aplicando de forma adequada os recursos da linguagem de programação imperativa C.</text:span></text:p>
            <text:p text:style-name="P66"/>
            <text:p text:style-name="P53">2. Específicos:</text:p>
            <text:p text:style-name="P59">(a) Familiarizar o <text:span text:style-name="T24">aluno</text:span> com os recursos de linguagem de programação C.</text:p>
            <text:p text:style-name="P59"/>
            <text:p text:style-name="P59">(b) Familiarizar o aluno com soluções algorítmicas, a partir de apresentações destas em exemplos ilustrativos e resolução de exercícios com aplicação dos recursos da linguagem de programação C. </text:p>
            <text:p text:style-name="P59"/>
            <text:p text:style-name="P59">(c) Habilitar o aluno a propor soluções algorítmicas a partir da discussão e resolução de situações problemas cujas resoluções implicam na aplicação de recursos da linguagem C.</text:p>
            <text:p text:style-name="P59"/>
            <text:p text:style-name="P60">(d) <text:span text:style-name="T54">Incentivar o aluno a construir o seu próprio conhecimento por meio do autoaprendizado e a aplicação de conceitos além dos discutidos em sala de aula.</text:span></text:p>
          </table:table-cell>
        </table:table-row>
        <table:table-row table:style-name="Tabela1.1">
          <table:table-cell table:style-name="Tabela1.A3" office:value-type="string">
            <text:p text:style-name="P61">CONTEÚDO PROGRAMADO (2H/AULA)</text:p>
          </table:table-cell>
        </table:table-row>
        <table:table-row table:style-name="Tabela1.1">
          <table:table-cell table:style-name="Tabela1.A8" office:value-type="string">
            <table:table table:name="Tabela" table:style-name="Tabela">
              <table:table-column table:style-name="Tabela.A"/>
              <table:table-column table:style-name="Tabela.B"/>
              <table:table-column table:style-name="Tabela.C"/>
              <table:table-column table:style-name="Tabela.D"/>
              <table:table-column table:style-name="Tabela.E"/>
              <table:table-row table:style-name="TableLine2103834188832">
                <table:table-cell table:style-name="Tabela.A1" office:value-type="string">
                  <text:p text:style-name="P77"/>
                </table:table-cell>
                <table:table-cell table:style-name="Tabela.A1" office:value-type="string">
                  <text:p text:style-name="P78"/>
                </table:table-cell>
                <table:table-cell table:style-name="Tabela.C1" office:value-type="string">
                  <text:p text:style-name="P76">Encontros síncronos</text:p>
                </table:table-cell>
                <table:table-cell table:style-name="Tabela.D1" table:number-columns-spanned="2" office:value-type="string">
                  <text:p text:style-name="P4">Atividades assíncronas</text:p>
                </table:table-cell>
                <table:covered-table-cell/>
              </table:table-row>
              <table:table-row table:style-name="TableLine2103834198896">
                <table:table-cell table:style-name="Tabela.A1" office:value-type="string">
                  <text:p text:style-name="P79">Aula</text:p>
                </table:table-cell>
                <table:table-cell table:style-name="Tabela.A1" office:value-type="string">
                  <text:p text:style-name="P78">Data</text:p>
                </table:table-cell>
                <table:table-cell table:style-name="Tabela.A1" office:value-type="string">
                  <text:p text:style-name="P78">Tópico</text:p>
                </table:table-cell>
                <table:table-cell table:style-name="Tabela.A1" office:value-type="string">
                  <text:p text:style-name="P3">Videoaulas</text:p>
                  <text:p text:style-name="P34"/>
                </table:table-cell>
                <table:table-cell table:style-name="Tabela.D1" office:value-type="string">
                  <text:p text:style-name="P5">Atividade</text:p>
                  <text:p text:style-name="P34"/>
                </table:table-cell>
              </table:table-row>
              <table:table-row table:style-name="TableLine2103834199440">
                <table:table-cell table:style-name="Tabela.A3" office:value-type="string">
                  <text:p text:style-name="P80">01</text:p>
                </table:table-cell>
                <table:table-cell table:style-name="Tabela.A3" office:value-type="string">
                  <text:p text:style-name="P92">03/02</text:p>
                </table:table-cell>
                <table:table-cell table:style-name="Tabela.A3" office:value-type="string">
                  <text:p text:style-name="P6">Apresentação da Disciplina</text:p>
                </table:table-cell>
                <table:table-cell table:style-name="Tabela.A3" office:value-type="string">
                  <text:p text:style-name="P93">Introdução a linguagem C</text:p>
                </table:table-cell>
                <table:table-cell table:style-name="Tabela.E3" office:value-type="string">
                  <text:p text:style-name="P81"/>
                </table:table-cell>
              </table:table-row>
              <table:table-row table:style-name="TableLine2103834203792">
                <table:table-cell table:style-name="Tabela.A3" office:value-type="string">
                  <text:p text:style-name="P80">02</text:p>
                </table:table-cell>
                <table:table-cell table:style-name="Tabela.A3" office:value-type="string">
                  <text:p text:style-name="P100">08/02</text:p>
                </table:table-cell>
                <table:table-cell table:style-name="Tabela.A3" office:value-type="string">
                  <text:p text:style-name="P9">Introdução aos Algoritmos e Execução de Programas</text:p>
                </table:table-cell>
                <table:table-cell table:style-name="Tabela.A3" office:value-type="string">
                  <text:p text:style-name="P93">Algoritmos</text:p>
                </table:table-cell>
                <table:table-cell table:style-name="Tabela.E3" office:value-type="string">
                  <text:p text:style-name="P85">Lista </text:p>
                </table:table-cell>
              </table:table-row>
              <table:table-row table:style-name="TableLine2103834196992">
                <table:table-cell table:style-name="Tabela.A3" office:value-type="string">
                  <text:p text:style-name="P80"><text:soft-page-break/>03</text:p>
                </table:table-cell>
                <table:table-cell table:style-name="Tabela.A3" office:value-type="string">
                  <text:p text:style-name="P92">10/02</text:p>
                </table:table-cell>
                <table:table-cell table:style-name="Tabela.A3" office:value-type="string">
                  <text:p text:style-name="P6">Análise e síntese de problemas</text:p>
                </table:table-cell>
                <table:table-cell table:style-name="Tabela.A3" office:value-type="string">
                  <text:p text:style-name="P23">Resolução de problemas com programação</text:p>
                </table:table-cell>
                <table:table-cell table:style-name="Tabela.E3" office:value-type="string">
                  <text:p text:style-name="P90">Lista </text:p>
                </table:table-cell>
              </table:table-row>
              <table:table-row table:style-name="TableLine2103834197264">
                <table:table-cell table:style-name="Tabela.A3" office:value-type="string">
                  <text:p text:style-name="P80">04</text:p>
                </table:table-cell>
                <table:table-cell table:style-name="Tabela.A3" office:value-type="string">
                  <text:p text:style-name="P92">15/02</text:p>
                </table:table-cell>
                <table:table-cell table:style-name="Tabela.A3" office:value-type="string">
                  <text:p text:style-name="P8">Introdução a linguagem C</text:p>
                </table:table-cell>
                <table:table-cell table:style-name="Tabela.A3" office:value-type="string">
                  <text:p text:style-name="P23">Linguagem de programação C</text:p>
                </table:table-cell>
                <table:table-cell table:style-name="Tabela.E3" office:value-type="string">
                  <text:p text:style-name="P87"/>
                </table:table-cell>
              </table:table-row>
              <table:table-row table:style-name="TableLine2103834197536">
                <table:table-cell table:style-name="Tabela.A3" office:value-type="string">
                  <text:p text:style-name="P94">05</text:p>
                </table:table-cell>
                <table:table-cell table:style-name="Tabela.A3" office:value-type="string">
                  <text:p text:style-name="P92">17/02</text:p>
                </table:table-cell>
                <table:table-cell table:style-name="Tabela.A3" office:value-type="string">
                  <text:p text:style-name="P39">Identificadores, tipos e variáveis</text:p>
                </table:table-cell>
                <table:table-cell table:style-name="Tabela.A3" office:value-type="string">
                  <text:p text:style-name="P40">Identificadores, tipos e variáveis <text:span text:style-name="T51">em C</text:span></text:p>
                </table:table-cell>
                <table:table-cell table:style-name="Tabela.E3" office:value-type="string">
                  <text:p text:style-name="P83">Lista </text:p>
                </table:table-cell>
              </table:table-row>
              <table:table-row table:style-name="TableLine2103834199712">
                <table:table-cell table:style-name="Tabela.A3" office:value-type="string">
                  <text:p text:style-name="P80">06</text:p>
                </table:table-cell>
                <table:table-cell table:style-name="Tabela.A3" office:value-type="string">
                  <text:p text:style-name="P92">22/02</text:p>
                </table:table-cell>
                <table:table-cell table:style-name="Tabela.A3" office:value-type="string">
                  <text:p text:style-name="P37">Constantes, operadores e expressões</text:p>
                </table:table-cell>
                <table:table-cell table:style-name="Tabela.A3" office:value-type="string">
                  <text:p text:style-name="P40">Constantes, operadores e expressões <text:span text:style-name="T51">em C</text:span></text:p>
                </table:table-cell>
                <table:table-cell table:style-name="Tabela.E3" office:value-type="string">
                  <text:p text:style-name="P81"/>
                </table:table-cell>
              </table:table-row>
              <table:table-row table:style-name="TableLine2103834204608">
                <table:table-cell table:style-name="Tabela.A3" office:value-type="string">
                  <text:p text:style-name="P80">07</text:p>
                </table:table-cell>
                <table:table-cell table:style-name="Tabela.A3" office:value-type="string">
                  <text:p text:style-name="P100">24/02</text:p>
                </table:table-cell>
                <table:table-cell table:style-name="Tabela.A3" office:value-type="string">
                  <text:p text:style-name="P35">Comandos Condicionais e de Repetição</text:p>
                </table:table-cell>
                <table:table-cell table:style-name="Tabela.A3" office:value-type="string">
                  <text:p text:style-name="P11">Comandos Condicionais e de Repetição <text:span text:style-name="T51">em C</text:span></text:p>
                </table:table-cell>
                <table:table-cell table:style-name="Tabela.E3" table:number-rows-spanned="2" office:value-type="string">
                  <text:p text:style-name="P89">Lista </text:p>
                </table:table-cell>
              </table:table-row>
              <table:table-row table:style-name="TableLine2103834199984">
                <table:table-cell table:style-name="Tabela.A3" office:value-type="string">
                  <text:p text:style-name="P80">08</text:p>
                </table:table-cell>
                <table:table-cell table:style-name="Tabela.A3" office:value-type="string">
                  <text:p text:style-name="P100">01/03</text:p>
                </table:table-cell>
                <table:table-cell table:style-name="Tabela.A3" office:value-type="string">
                  <text:p text:style-name="P35">Erros de compilação e execução </text:p>
                </table:table-cell>
                <table:table-cell table:style-name="Tabela.A3" office:value-type="string">
                  <text:p text:style-name="P23">Lidando com erros na linguagem C</text:p>
                </table:table-cell>
                <table:covered-table-cell/>
              </table:table-row>
              <table:table-row table:style-name="TableLine2103834201072">
                <table:table-cell table:style-name="Tabela.A3" office:value-type="string">
                  <text:p text:style-name="P80">09</text:p>
                </table:table-cell>
                <table:table-cell table:style-name="Tabela.A3" office:value-type="string">
                  <text:p text:style-name="P100">03/03</text:p>
                </table:table-cell>
                <table:table-cell table:style-name="Tabela.A3" office:value-type="string">
                  <text:p text:style-name="P7">Revisão </text:p>
                </table:table-cell>
                <table:table-cell table:style-name="Tabela.A3" office:value-type="string">
                  <text:p text:style-name="P14"/>
                </table:table-cell>
                <table:table-cell table:style-name="Tabela.E3" office:value-type="string">
                  <text:p text:style-name="P95"><text:span text:style-name="T9">Desenvolvimento </text:span><text:span text:style-name="T10">Trabalho Prático</text:span></text:p>
                </table:table-cell>
              </table:table-row>
              <table:table-row table:style-name="TableLine2103834201344">
                <table:table-cell table:style-name="Tabela.A3" office:value-type="string">
                  <text:p text:style-name="P94">10</text:p>
                </table:table-cell>
                <table:table-cell table:style-name="Tabela.A3" office:value-type="string">
                  <text:p text:style-name="P100">08/03</text:p>
                </table:table-cell>
                <table:table-cell table:style-name="Tabela.A3" office:value-type="string">
                  <text:p text:style-name="P44">Primeira avaliação</text:p>
                </table:table-cell>
                <table:table-cell table:style-name="Tabela.A3" office:value-type="string">
                  <text:p text:style-name="P12"/>
                </table:table-cell>
                <table:table-cell table:style-name="Tabela.E3" office:value-type="string">
                  <text:p text:style-name="P91">Lista</text:p>
                </table:table-cell>
              </table:table-row>
              <table:table-row table:style-name="TableLine2103834201888">
                <table:table-cell table:style-name="Tabela.A3" office:value-type="string">
                  <text:p text:style-name="P94">11</text:p>
                </table:table-cell>
                <table:table-cell table:style-name="Tabela.A3" office:value-type="string">
                  <text:p text:style-name="P100">10/03</text:p>
                </table:table-cell>
                <table:table-cell table:style-name="Tabela.A3" office:value-type="string">
                  <text:p text:style-name="P24">Variáveis compostas (estruturas na linguagem C)</text:p>
                </table:table-cell>
                <table:table-cell table:style-name="Tabela.A3" office:value-type="string">
                  <text:p text:style-name="P23">Registros (Structs) na linguagem C</text:p>
                </table:table-cell>
                <table:table-cell table:style-name="Tabela.E3" office:value-type="string">
                  <text:p text:style-name="P86"/>
                </table:table-cell>
              </table:table-row>
              <table:table-row table:style-name="TableLine2103834202976">
                <table:table-cell table:style-name="Tabela.A3" office:value-type="string">
                  <text:p text:style-name="P99">12</text:p>
                </table:table-cell>
                <table:table-cell table:style-name="Tabela.A3" office:value-type="string">
                  <text:p text:style-name="P100">15/03</text:p>
                </table:table-cell>
                <table:table-cell table:style-name="Tabela.A3" office:value-type="string">
                  <text:p text:style-name="P25">Procedimentos e Funções <text:span text:style-name="T50">(parte 1)</text:span></text:p>
                </table:table-cell>
                <table:table-cell table:style-name="Tabela.A3" office:value-type="string">
                  <text:p text:style-name="P23">Funções n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103834203520">
                <table:table-cell table:style-name="Tabela.A3" office:value-type="string">
                  <text:p text:style-name="P94">13</text:p>
                </table:table-cell>
                <table:table-cell table:style-name="Tabela.A3" office:value-type="string">
                  <text:p text:style-name="P100">17/03</text:p>
                </table:table-cell>
                <table:table-cell table:style-name="Tabela.A3" office:value-type="string">
                  <text:p text:style-name="P46">Procedimentos e Funções <text:span text:style-name="T50">(parte 2)</text:span></text:p>
                </table:table-cell>
                <table:table-cell table:style-name="Tabela.A3" office:value-type="string">
                  <text:p text:style-name="P23">Funções n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103834187744">
                <table:table-cell table:style-name="Tabela.A3" office:value-type="string">
                  <text:p text:style-name="P94">14</text:p>
                </table:table-cell>
                <table:table-cell table:style-name="Tabela.A3" office:value-type="string">
                  <text:p text:style-name="P100">22/03</text:p>
                </table:table-cell>
                <table:table-cell table:style-name="Tabela.A3" office:value-type="string">
                  <text:p text:style-name="P21">Funções e passagem de parâmetros</text:p>
                </table:table-cell>
                <table:table-cell table:style-name="Tabela.A3" office:value-type="string">
                  <text:p text:style-name="P23">Funções na linguagem C</text:p>
                </table:table-cell>
                <table:table-cell table:style-name="Tabela.E3" table:number-rows-spanned="2" office:value-type="string">
                  <text:p text:style-name="P88">Lista <text:span text:style-name="T46">6</text:span></text:p>
                </table:table-cell>
              </table:table-row>
              <table:table-row table:style-name="TableLine2103834188016">
                <table:table-cell table:style-name="Tabela.A3" office:value-type="string">
                  <text:p text:style-name="P94">15</text:p>
                </table:table-cell>
                <table:table-cell table:style-name="Tabela.A3" office:value-type="string">
                  <text:p text:style-name="P100">24/03</text:p>
                </table:table-cell>
                <table:table-cell table:style-name="Tabela.A3" office:value-type="string">
                  <text:p text:style-name="P22">Dúvidas e/ou resolução de exercícios</text:p>
                </table:table-cell>
                <table:table-cell table:style-name="Tabela.A3" office:value-type="string">
                  <text:p text:style-name="P10"><text:s/></text:p>
                </table:table-cell>
                <table:covered-table-cell/>
              </table:table-row>
              <table:table-row table:style-name="TableLine2103834211136">
                <table:table-cell table:style-name="Tabela.A3" office:value-type="string">
                  <text:p text:style-name="P94">16</text:p>
                </table:table-cell>
                <table:table-cell table:style-name="Tabela.A3" office:value-type="string">
                  <text:p text:style-name="P100">29/03</text:p>
                </table:table-cell>
                <table:table-cell table:style-name="Tabela.A3" office:value-type="string">
                  <text:p text:style-name="P20">Estruturas de dados: Vetores</text:p>
                </table:table-cell>
                <table:table-cell table:style-name="Tabela.A3" office:value-type="string">
                  <text:p text:style-name="P23">Vetores na linguagem C</text:p>
                </table:table-cell>
                <table:table-cell table:style-name="Tabela.E3" table:number-rows-spanned="2" office:value-type="string">
                  <text:p text:style-name="P88">Lista <text:span text:style-name="T46">7</text:span></text:p>
                  <text:p text:style-name="P88"/>
                </table:table-cell>
              </table:table-row>
              <table:table-row table:style-name="TableLine2103834209776">
                <table:table-cell table:style-name="Tabela.A3" office:value-type="string">
                  <text:p text:style-name="P94">17</text:p>
                </table:table-cell>
                <table:table-cell table:style-name="Tabela.A3" office:value-type="string">
                  <text:p text:style-name="P100">31/03</text:p>
                </table:table-cell>
                <table:table-cell table:style-name="Tabela.A3" office:value-type="string">
                  <text:p text:style-name="P35">Estruturas de dados: Matrizes</text:p>
                </table:table-cell>
                <table:table-cell table:style-name="Tabela.A3" office:value-type="string">
                  <text:p text:style-name="P23">Vetores na linguagem C</text:p>
                </table:table-cell>
                <table:covered-table-cell/>
              </table:table-row>
              <table:table-row table:style-name="TableLine2103834207056">
                <table:table-cell table:style-name="Tabela.A3" office:value-type="string">
                  <text:p text:style-name="P94">18</text:p>
                </table:table-cell>
                <table:table-cell table:style-name="Tabela.A3" office:value-type="string">
                  <text:p text:style-name="P100">05/04</text:p>
                </table:table-cell>
                <table:table-cell table:style-name="Tabela.A3" office:value-type="string">
                  <text:p text:style-name="P16">Cadeias de Caracteres</text:p>
                </table:table-cell>
                <table:table-cell table:style-name="Tabela.A3" office:value-type="string">
                  <text:p text:style-name="P93">Strings em C</text:p>
                </table:table-cell>
                <table:table-cell table:style-name="Tabela.E3" office:value-type="string">
                  <text:p text:style-name="P96"><text:span text:style-name="T9">Desenvolvimento </text:span><text:span text:style-name="T10">Trabalho Prático</text:span></text:p>
                </table:table-cell>
              </table:table-row>
              <table:table-row table:style-name="TableLine2103834216848">
                <table:table-cell table:style-name="Tabela.A3" office:value-type="string">
                  <text:p text:style-name="P94">19</text:p>
                </table:table-cell>
                <table:table-cell table:style-name="Tabela.A3" office:value-type="string">
                  <text:p text:style-name="P100">07/04</text:p>
                </table:table-cell>
                <table:table-cell table:style-name="Tabela.A3" office:value-type="string">
                  <text:p text:style-name="P48">Boas práticas de programação</text:p>
                </table:table-cell>
                <table:table-cell table:style-name="Tabela.A3" office:value-type="string">
                  <text:p text:style-name="P38"/>
                </table:table-cell>
                <table:table-cell table:style-name="Tabela.E3" office:value-type="string">
                  <text:p text:style-name="P84"/>
                </table:table-cell>
              </table:table-row>
              <table:table-row table:style-name="TableLine2103834217936">
                <table:table-cell table:style-name="Tabela.A3" office:value-type="string">
                  <text:p text:style-name="P94">20</text:p>
                </table:table-cell>
                <table:table-cell table:style-name="Tabela.A3" office:value-type="string">
                  <text:p text:style-name="P100">12/04</text:p>
                </table:table-cell>
                <table:table-cell table:style-name="Tabela.A3" office:value-type="string">
                  <text:p text:style-name="P26">Revisão</text:p>
                </table:table-cell>
                <table:table-cell table:style-name="Tabela.A3" office:value-type="string">
                  <text:p text:style-name="P13"/>
                </table:table-cell>
                <table:table-cell table:style-name="Tabela.E3" office:value-type="string">
                  <text:p text:style-name="P82"/>
                </table:table-cell>
              </table:table-row>
              <table:table-row table:style-name="TableLine2103834220928">
                <table:table-cell table:style-name="Tabela.A3" office:value-type="string">
                  <text:p text:style-name="P98">21</text:p>
                </table:table-cell>
                <table:table-cell table:style-name="Tabela.A3" office:value-type="string">
                  <text:p text:style-name="P100">14/04</text:p>
                </table:table-cell>
                <table:table-cell table:style-name="Tabela.A3" office:value-type="string">
                  <text:p text:style-name="P45">Segunda avaliação</text:p>
                </table:table-cell>
                <table:table-cell table:style-name="Tabela.A3" office:value-type="string">
                  <text:p text:style-name="P15"/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103834216032">
                <table:table-cell table:style-name="Tabela.A3" office:value-type="string">
                  <text:p text:style-name="P94">22</text:p>
                </table:table-cell>
                <table:table-cell table:style-name="Tabela.A3" office:value-type="string">
                  <text:p text:style-name="P100">19/04</text:p>
                </table:table-cell>
                <table:table-cell table:style-name="Tabela.A3" office:value-type="string">
                  <text:p text:style-name="P47">Introdução a Recursividade</text:p>
                </table:table-cell>
                <table:table-cell table:style-name="Tabela.A3" office:value-type="string">
                  <text:p text:style-name="P23">Recursividade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103834207872">
                <table:table-cell table:style-name="Tabela.A3" office:value-type="string">
                  <text:p text:style-name="P94">23</text:p>
                </table:table-cell>
                <table:table-cell table:style-name="Tabela.A3" office:value-type="string">
                  <text:p text:style-name="P100">21/04</text:p>
                </table:table-cell>
                <table:table-cell table:style-name="Tabela.A3" office:value-type="string">
                  <text:p text:style-name="P17">Resolução de problemas aplicando recursividade</text:p>
                </table:table-cell>
                <table:table-cell table:style-name="Tabela.A3" office:value-type="string">
                  <text:p text:style-name="P23">Recursividade na linguagem C</text:p>
                </table:table-cell>
                <table:table-cell table:style-name="Tabela.E3" office:value-type="string">
                  <text:p text:style-name="P93">Lista</text:p>
                </table:table-cell>
              </table:table-row>
              <table:table-row table:style-name="TableLine2103834213312">
                <table:table-cell table:style-name="Tabela.A3" office:value-type="string">
                  <text:p text:style-name="P94">24</text:p>
                </table:table-cell>
                <table:table-cell table:style-name="Tabela.A3" office:value-type="string">
                  <text:p text:style-name="P92">26/04</text:p>
                </table:table-cell>
                <table:table-cell table:style-name="Tabela.A3" office:value-type="string">
                  <text:p text:style-name="P17">Introdução a programação com arquivos</text:p>
                </table:table-cell>
                <table:table-cell table:style-name="Tabela.A3" office:value-type="string">
                  <text:p text:style-name="P23">Arquivos na linguagem C</text:p>
                </table:table-cell>
                <table:table-cell table:style-name="Tabela.E3" office:value-type="string">
                  <text:p text:style-name="P101">Lista</text:p>
                </table:table-cell>
              </table:table-row>
              <table:table-row table:style-name="TableLine2103834214672">
                <table:table-cell table:style-name="Tabela.A3" office:value-type="string">
                  <text:p text:style-name="P94">25</text:p>
                </table:table-cell>
                <table:table-cell table:style-name="Tabela.A3" office:value-type="string">
                  <text:p text:style-name="P92">28/04</text:p>
                </table:table-cell>
                <table:table-cell table:style-name="Tabela.A3" office:value-type="string">
                  <text:p text:style-name="P17">Trabalhando com arquivos binários e de texto na linguagem C (parte 1)</text:p>
                </table:table-cell>
                <table:table-cell table:style-name="Tabela.A3" office:value-type="string">
                  <text:p text:style-name="P23">Arquivos na linguagem C</text:p>
                </table:table-cell>
                <table:table-cell table:style-name="Tabela.E3" office:value-type="string">
                  <text:p text:style-name="P102"/>
                </table:table-cell>
              </table:table-row>
              <table:table-row table:style-name="TableLine2103834210048">
                <table:table-cell table:style-name="Tabela.A3" office:value-type="string">
                  <text:p text:style-name="P94">26</text:p>
                </table:table-cell>
                <table:table-cell table:style-name="Tabela.A3" office:value-type="string">
                  <text:p text:style-name="P92">03/05</text:p>
                </table:table-cell>
                <table:table-cell table:style-name="Tabela.A3" office:value-type="string">
                  <text:p text:style-name="P18">Ordenação</text:p>
                </table:table-cell>
                <table:table-cell table:style-name="Tabela.A3" office:value-type="string">
                  <text:p text:style-name="P23">Ordenação de dados</text:p>
                </table:table-cell>
                <table:table-cell table:style-name="Tabela.E3" office:value-type="string">
                  <text:p text:style-name="P103">Lista</text:p>
                </table:table-cell>
              </table:table-row>
              <table:table-row table:style-name="TableLine2103834212768">
                <table:table-cell table:style-name="Tabela.A3" office:value-type="string">
                  <text:p text:style-name="P80">27</text:p>
                </table:table-cell>
                <table:table-cell table:style-name="Tabela.A3" office:value-type="string">
                  <text:p text:style-name="P92">05/05</text:p>
                </table:table-cell>
                <table:table-cell table:style-name="Tabela.A3" office:value-type="string">
                  <text:p text:style-name="P19">Algoritmos básicos e ordenação</text:p>
                </table:table-cell>
                <table:table-cell table:style-name="Tabela.A3" office:value-type="string">
                  <text:p text:style-name="P23">Implementando algoritmos de ordenação na linguagem C</text:p>
                </table:table-cell>
                <table:table-cell table:style-name="Tabela.E3" office:value-type="string">
                  <text:p text:style-name="P104"/>
                </table:table-cell>
              </table:table-row>
              <table:table-row table:style-name="TableLine2103834220656">
                <table:table-cell table:style-name="Tabela.A3" office:value-type="string">
                  <text:p text:style-name="P80">28</text:p>
                </table:table-cell>
                <table:table-cell table:style-name="Tabela.A3" office:value-type="string">
                  <text:p text:style-name="P92">10/05</text:p>
                </table:table-cell>
                <table:table-cell table:style-name="Tabela.A3" office:value-type="string">
                  <text:p text:style-name="P18">Boas práticas de programação (convenções de código)</text:p>
                </table:table-cell>
                <table:table-cell table:style-name="Tabela.A3" office:value-type="string">
                  <text:p text:style-name="P36"/>
                </table:table-cell>
                <table:table-cell table:style-name="Tabela.E3" office:value-type="string">
                  <text:p text:style-name="P104"/>
                </table:table-cell>
              </table:table-row>
              <table:table-row table:style-name="TableLine2103834218480">
                <table:table-cell table:style-name="Tabela.A3" office:value-type="string">
                  <text:p text:style-name="P80">29</text:p>
                </table:table-cell>
                <table:table-cell table:style-name="Tabela.A3" office:value-type="string">
                  <text:p text:style-name="P92">12/05</text:p>
                </table:table-cell>
                <table:table-cell table:style-name="Tabela.A3" office:value-type="string">
                  <text:p text:style-name="P41">Revisão</text:p>
                </table:table-cell>
                <table:table-cell table:style-name="Tabela.A3" office:value-type="string">
                  <text:p text:style-name="P36"/>
                </table:table-cell>
                <table:table-cell table:style-name="Tabela.E3" office:value-type="string">
                  <text:p text:style-name="P97"><text:span text:style-name="T9">Desenvolvimento </text:span><text:span text:style-name="T10">Trabalho Prático</text:span></text:p>
                </table:table-cell>
              </table:table-row>
              <table:table-row table:style-name="TableLine2103834213040">
                <table:table-cell table:style-name="Tabela.A3" office:value-type="string">
                  <text:p text:style-name="P80">30</text:p>
                </table:table-cell>
                <table:table-cell table:style-name="Tabela.A3" office:value-type="string">
                  <text:p text:style-name="P92">17/05</text:p>
                </table:table-cell>
                <table:table-cell table:style-name="Tabela.A3" office:value-type="string">
                  <text:p text:style-name="P42">Terceira Avaliação</text:p>
                </table:table-cell>
                <table:table-cell table:style-name="Tabela.A3" office:value-type="string">
                  <text:p text:style-name="P43"/>
                </table:table-cell>
                <table:table-cell table:style-name="Tabela.E3" office:value-type="string">
                  <text:p text:style-name="P81"/>
                </table:table-cell>
              </table:table-row>
            </table:table>
            <text:p text:style-name="P67"><text:s/></text:p>
          </table:table-cell>
        </table:table-row>
        <table:table-row table:style-name="Tabela1.1">
          <table:table-cell table:style-name="Tabela1.A3" office:value-type="string">
            <text:p text:style-name="P62">METODOLOGIA</text:p>
          </table:table-cell>
        </table:table-row>
        <table:table-row table:style-name="Tabela1.1">
          <table:table-cell table:style-name="Tabela1.A10" office:value-type="string">
            <text:p text:style-name="P105">Aula expositiva dialogada em paralelo a aulas teóricas em formato de vídeo já gravadas e disponibilizadas aos alunos, assim como resolução de exercícios;</text:p>
            <text:p text:style-name="P75">Atividades práticas para: (a) familiarizar o educando com as notações e componentes básicos da <text:soft-page-break/>programação imperativa, aplicadas em soluções algorítmicas; (b) capacitar o estudante a aplicar as notações e componentes, com implementação em linguagem de programação C, a partir da exploração de situações problemas cujas resoluções ideais implicam no uso destas; (c) habilitar o aluno a analisar problemas e traduzi-los em programas imperativos.</text:p>
            <text:p text:style-name="P75">As interações Docente e Educandos serão feitas através de: (a) videoconferências em horários pré-estabelecidos para retiradas de dúvidas e participação do aluno; (b) troca de e-mails e <text:span text:style-name="T43">Turma Virtual</text:span>.</text:p>
            <text:p text:style-name="P75"/>
          </table:table-cell>
        </table:table-row>
        <table:table-row table:style-name="Tabela1.1">
          <table:table-cell table:style-name="Tabela1.A3" office:value-type="string">
            <text:p text:style-name="P62">FORMA DE AVALIAÇÃO</text:p>
          </table:table-cell>
        </table:table-row>
        <table:table-row table:style-name="Tabela1.1">
          <table:table-cell table:style-name="Tabela1.A12" office:value-type="string">
            <text:p text:style-name="P32"><text:span text:style-name="T30">A Média Final (MF) será calculada com as notas das Unidades 1, 2 </text:span><text:span text:style-name="T35">e 3</text:span><text:span text:style-name="T30">. As notas das unidades </text:span><text:span text:style-name="T33">(N1, N2 </text:span><text:span text:style-name="T37">e N3</text:span><text:span text:style-name="T33">)</text:span><text:span text:style-name="T30"> são calculadas com as notas </text:span><text:span text:style-name="T36">da Avaliação</text:span><text:span text:style-name="T30"> (NP</text:span><text:span text:style-name="T34">1</text:span><text:span text:style-name="T30">) </text:span><text:span text:style-name="T33">e</text:span><text:span text:style-name="T30"> </text:span><text:span text:style-name="T33">Listas de exerc</text:span><text:span text:style-name="T12">í</text:span><text:span text:style-name="T33">cios</text:span><text:span text:style-name="T30"> (NP</text:span><text:span text:style-name="T34">2</text:span><text:span text:style-name="T30">)</text:span><text:span text:style-name="T33">. </text:span><text:span text:style-name="T38">Cada unidade será composta de uma </text:span><text:span text:style-name="T8">Lista de Exercícios (LE)</text:span><text:span text:style-name="T38"> e </text:span><text:span text:style-name="T8">Trabalho prático</text:span><text:span text:style-name="T38"> e/ou </text:span><text:span text:style-name="T8">Prova escrita (TPPE).</text:span></text:p>
            <text:p text:style-name="P30"/>
            <text:p text:style-name="P31"><text:span text:style-name="T31">N1, N2 </text:span><text:span text:style-name="T32">e N3</text:span><text:span text:style-name="T39"> = (</text:span><text:span text:style-name="T41">8</text:span><text:span text:style-name="T40">x</text:span><text:span text:style-name="T52">TPPE</text:span><text:span text:style-name="T39">+ </text:span><text:span text:style-name="T41">2</text:span><text:span text:style-name="T40">x</text:span><text:span text:style-name="T42">LE</text:span><text:span text:style-name="T39">)/10</text:span></text:p>
            <text:p text:style-name="P27"/>
            <text:p text:style-name="P29">A Média Final será calculada através média aritmética das notas N1, N2 <text:span text:style-name="T48">e N3</text:span>. </text:p>
            <text:p text:style-name="P29">Média Final: MF = (N1 + N2 <text:span text:style-name="T47">+ N3</text:span>)/<text:span text:style-name="T47">3</text:span> </text:p>
            <text:p text:style-name="P27"/>
            <text:p text:style-name="P28">O raciocínio lógico <text:span text:style-name="T44">e a </text:span>execução dos projetos serão avaliados a partir d<text:span text:style-name="T45">o</text:span> código-fonte <text:span text:style-name="T44">bem como pela apresentação do projeto. A apresentação poderá ser feita </text:span><text:span text:style-name="T53">durante o horário de aula ou atendimento e</text:span><text:span text:style-name="T44"> por </text:span>meio de videoconferência, em data e horário preestabelecidos <text:span text:style-name="T53">(</text:span><text:span text:style-name="T44">poderá ser gravada</text:span><text:span text:style-name="T53">)</text:span>.</text:p>
            <text:p text:style-name="P28"/>
            <text:p text:style-name="P33">Observação: Qualquer tentativa de fraude (incluindo, mas não se limitando a: cópia de trabalhos) resultará em nota zero na atividade para todos os envolvidos, além das sanções regimentais previstas.</text:p>
          </table:table-cell>
        </table:table-row>
        <table:table-row table:style-name="Tabela1.1">
          <table:table-cell table:style-name="Tabela1.A3" office:value-type="string">
            <text:p text:style-name="P62">RECURSOS DIDÁTICOS</text:p>
          </table:table-cell>
        </table:table-row>
        <table:table-row table:style-name="Tabela1.1">
          <table:table-cell table:style-name="Tabela1.A14" office:value-type="string">
            <text:p text:style-name="P73"><text:span text:style-name="T2">Youtube</text:span>, para exposição das aulas gravadas.</text:p>
            <text:p text:style-name="P73"><text:span text:style-name="T2">Computador</text:span>, para desenvolvimento das aulas. Úteis à exposição de conteúdo organizados em slides, apresentação de exemplos ilustrativos e discussão das resoluções de exercícios.</text:p>
            <text:p text:style-name="P73"><text:span text:style-name="T2">Google Meet</text:span>, para desenvolvimento das aulas práticas por meio de videoconferência com construções computacionais e dos projetos, tanto ilustrativos, como os de culminância da disciplina.</text:p>
            <text:p text:style-name="P74"><text:span text:style-name="T2">Google </text:span><text:span text:style-name="T4">Jamboard</text:span>, para apresentação dos objetos de ensino. Úteis à exposição de conteúdo, apresentação de exemplos ilustrativos e discussão das resoluções de exercícios.</text:p>
            <text:p text:style-name="P73"><text:span text:style-name="T2">Software de Apresentação</text:span>, para apresentação dos objetos de ensino. Úteis à exposição de conteúdo, apresentação de exemplos ilustrativos e discussão das resoluções de exercícios.</text:p>
            <text:p text:style-name="P73"><text:span text:style-name="T2">Geany </text:span><text:span text:style-name="T6">e </text:span><text:span text:style-name="T5">Repl</text:span><text:span text:style-name="T7">it</text:span>, para desenvolvimento dos programas computacionais (com exploração da linguagem de <text:soft-page-break/>programação C). </text:p>
            <text:p text:style-name="P73"><text:span text:style-name="T3">Turma Virtual</text:span><text:span text:style-name="T2"> no SIGAA-UFS</text:span>, com material de apoio (slides, exercícios, plano de ensino) para download, avisos, e contatos docentes.</text:p>
            <text:p text:style-name="P73"/>
            <text:p text:style-name="P73"/>
            <text:p text:style-name="P73"/>
          </table:table-cell>
        </table:table-row>
        <table:table-row table:style-name="Tabela1.1">
          <table:table-cell table:style-name="Tabela1.A3" office:value-type="string">
            <text:p text:style-name="P62">BIBLIOGRAFIA</text:p>
          </table:table-cell>
        </table:table-row>
        <table:table-row table:style-name="Tabela1.1">
          <table:table-cell table:style-name="Tabela1.A16" office:value-type="string">
            <text:p text:style-name="P51">Básica:</text:p>
            <text:p text:style-name="P52"><text:span text:style-name="T21">Ascencio, A. F. G., Campos, E. A. V. Fundamentos da Programação de Computadores. Pearson, 3a Edição </text:span><text:span text:style-name="T22">2013.</text:span></text:p>
            <text:p text:style-name="P58">Deitel, P., Deitel, H. Como programar em C. Pearson, 6a Edição. 2011.</text:p>
            <text:p text:style-name="P51"/>
            <text:p text:style-name="P51">Complementar:</text:p>
            <text:p text:style-name="P58">Backes, A. Linguagem C: Completa e Descomplicada. Rio de Janeiro: Elsevier, 2013.</text:p>
            <text:p text:style-name="P58">Sousa, B., Júnior, J., Formiga, A. Introdução a programação. Editora da UFPB, 2014.</text:p>
          </table:table-cell>
        </table:table-row>
      </table:table>
      <text:p text:style-name="P54"/>
      <text:p text:style-name="P57"/>
      <text:p text:style-name="P56"><text:s text:c="27"/>Cidade Universitária “Prof. José Aloísio de Campos”, <text:span text:style-name="T49">13 </text:span>de <text:span text:style-name="T49">setembro</text:span> de 20<text:span text:style-name="T27">21</text:span>. <text:s/></text:p>
      <text:p text:style-name="P55"/>
      <text:p text:style-name="P55"><text:s text:c="4"/><text:tab/>______________________________________________________________</text:p>
      <text:p text:style-name="P69"><text:span text:style-name="T29">W</text:span><text:span text:style-name="T28">ESLEY OLIVEIRA SOUZA</text:span></text:p>
      <text:p text:style-name="P68"><text:span text:style-name="T25">Professor da Disciplin</text:span><text:span text:style-name="T26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umnst777 Cn BT" svg:font-family="'Humnst777 Cn BT'"/>
    <style:font-face style:name="Mangal2" svg:font-family="Mangal"/>
    <style:font-face style:name="OpenSymbol" svg:font-family="OpenSymbol"/>
    <style:font-face style:name="Segoe UI1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umnst777 Cn BT1" svg:font-family="'Humnst777 Cn BT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2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11cm" draw:rotation="0"/>
    <draw:hatch draw:name="Hatching_20_2" draw:display-name="Hatching 2" draw:style="single" draw:color="#3465a4" draw:distance="0.011cm" draw:rotation="0"/>
    <draw:fill-image draw:name="Bitmap_20_1" draw:display-name="Bitmap 1" xlink:href="Pictures/100002000000031A00000463549302741BBB359A.gif" xlink:type="simple" xlink:show="embed" xlink:actuate="onLoad"/>
    <draw:fill-image draw:name="Bitmap_20_12" draw:display-name="Bitmap 12" xlink:href="Pictures/100002010000031A000004630EDC481863E17C7A.png" xlink:type="simple" xlink:show="embed" xlink:actuate="onLoad"/>
    <draw:fill-image draw:name="Bitmap_20_2" draw:display-name="Bitmap 2" xlink:href="Pictures/100002000000031A00000463675DAAC6B2C3A756.gif" xlink:type="simple" xlink:show="embed" xlink:actuate="onLoad"/>
    <draw:fill-image draw:name="Bitmap_20_20" draw:display-name="Bitmap 20" xlink:href="Pictures/100000000000031A00000463744087EC35798152.jpg" xlink:type="simple" xlink:show="embed" xlink:actuate="onLoad"/>
    <draw:fill-image draw:name="Bitmap_20_21" draw:display-name="Bitmap 21" xlink:href="Pictures/1000000000000020000000204B249CA79A42C6D7.png" xlink:type="simple" xlink:show="embed" xlink:actuate="onLoad"/>
    <draw:fill-image draw:name="Bitmap_20_22" draw:display-name="Bitmap 22" xlink:href="Pictures/1000000000000020000000204B249CA79A42C6D7.png" xlink:type="simple" xlink:show="embed" xlink:actuate="onLoad"/>
    <draw:fill-image draw:name="Bitmap_20_3" draw:display-name="Bitmap 3" xlink:href="Pictures/100002000000031A000004633F563CE143D1AC47.gif" xlink:type="simple" xlink:show="embed" xlink:actuate="onLoad"/>
    <draw:fill-image draw:name="Bitmap_20_4" draw:display-name="Bitmap 4" xlink:href="Pictures/100002000000031A000004633CC1917868AE3F06.gif" xlink:type="simple" xlink:show="embed" xlink:actuate="onLoad"/>
    <draw:fill-image draw:name="Bitmap_20_5" draw:display-name="Bitmap 5" xlink:href="Pictures/100002000000031A00000463117BCA47524DEA7A.gif" xlink:type="simple" xlink:show="embed" xlink:actuate="onLoad"/>
    <draw:fill-image draw:name="Bitmap_20_6" draw:display-name="Bitmap 6" xlink:href="Pictures/100002000000031A0000046316759E5752113B47.gif" xlink:type="simple" xlink:show="embed" xlink:actuate="onLoad"/>
    <draw:fill-image draw:name="Bitmap_20_7" draw:display-name="Bitmap 7" xlink:href="Pictures/100000000000031A00000463744087EC35798152.jpg" xlink:type="simple" xlink:show="embed" xlink:actuate="onLoad"/>
    <draw:fill-image draw:name="Bitmap_20_9" draw:display-name="Bitmap 9" xlink:href="Pictures/100000000000031A00000463744087EC35798152.jpg" xlink:type="simple" xlink:show="embed" xlink:actuate="onLoad"/>
    <draw:fill-image draw:name="PAPEL_25_20TIMBRADO_25_20DCOMP_25_202018" draw:display-name="PAPEL%20TIMBRADO%20DCOMP%202018" xlink:href="Pictures/100000000000031A00000463412DCD98756FFC0D.jpg" xlink:type="simple" xlink:show="embed" xlink:actuate="onLoad"/>
    <draw:fill-image draw:name="Tmbrado_25_20UFS_25_20DComp" draw:display-name="Tmbrado%20UFS%20DComp" xlink:href="Pictures/100000000000091E00000D785EF983F99EE25E53.jpg" xlink:type="simple" xlink:show="embed" xlink:actuate="onLoad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Estilo_20_padrão_20_2" style:display-name="Estilo padrão 2" style:family="paragraph" style:parent-style-name="Standard" style:nex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Carlito" fo:font-family="Carlito" style:font-family-generic="swiss" style:font-pitch="variable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2z0" style:family="text">
      <style:text-properties style:font-name="Symbol" fo:font-family="Symbol" style:font-family-generic="roman" style:font-pitch="variable" style:font-name-complex="OpenSymbol1" style:font-family-complex="OpenSymbol" style:font-pitch-complex="variable"/>
    </style:style>
    <style:style style:name="WW8Num2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OpenSymbol1" style:font-family-complex="OpenSymbol" style:font-pitch-complex="variable"/>
    </style:style>
    <style:style style:name="WW8Num3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WW8Num4z0" style:family="text">
      <style:text-properties fo:color="#000000" loext:opacity="100%" style:font-name="Symbol" fo:font-family="Symbol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OpenSymbol1" style:font-family-complex="OpenSymbol" style:font-pitch-complex="variable" style:font-size-complex="10.5pt"/>
    </style:style>
    <style:style style:name="WW8Num4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Example" text:number-lines="false" style:num-format="1" text:number-position="righ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style:font-size-asian="12.25pt" style:font-size-complex="14pt"/>
    </style:style>
    <style:style style:name="MP2" style:family="paragraph" style:parent-style-name="Header">
      <style:text-properties fo:font-size="8pt" fo:letter-spacing="0.353cm" style:font-size-asian="8pt" style:font-size-complex="8pt"/>
    </style:style>
    <style:style style:name="MP3" style:family="paragraph">
      <loext:graphic-properties draw:fill-color="#ffffff"/>
    </style:style>
    <style:style style:name="MP4" style:family="paragraph" style:parent-style-name="Header" style:master-page-name="">
      <loext:graphic-properties draw:fill="none"/>
      <style:paragraph-properties fo:margin-left="1.799cm" fo:margin-right="0cm" fo:text-indent="0cm" style:auto-text-indent="false" style:page-number="auto" fo:background-color="transparent"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  <style:text-properties fo:color="#004586" loext:opacity="100%" style:text-position="0% 100%" style:font-name="Humnst777 Cn BT" fo:font-size="8pt" fo:letter-spacing="0.353cm" fo:font-weight="normal" officeooo:rsid="003220a9" officeooo:paragraph-rsid="003220a9" style:font-size-asian="8pt" style:font-weight-asian="normal" style:font-size-complex="8pt" style:font-weight-complex="normal" style:text-rotation-angle="90" style:text-rotation-scale="line-heigh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MP7" style:family="paragraph">
      <loext:graphic-properties draw:fill="none" draw:fill-color="#729fcf" draw:fill-gradient-name="Gradient_20_2" draw:fill-hatch-name="Hatching_20_1" draw:fill-image-name="Bitmap_20_21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00388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ffffff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M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2pt" fo:font-style="normal" fo:text-shadow="none" style:text-underline-style="none" fo:font-weight="normal" style:letter-kerning="true" style:font-name-asian="Humnst777 Cn BT" style:font-size-asian="12pt" style:font-style-asian="normal" style:font-weight-asian="normal" style:font-name-complex="Humnst777 Cn BT" style:font-size-complex="12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letter-spacing="0.282cm"/>
    </style:style>
    <style:style style:name="MT3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6pt" fo:font-style="normal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6pt" fo:font-style="italic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font-name="Humnst777 Cn BT" fo:font-size="11pt" fo:font-style="normal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font-name="Humnst777 Cn BT" fo:font-size="11pt" fo:font-style="italic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svg:stroke-color="#ffffff" draw:fill-color="#ffffff" draw:textarea-horizontal-align="justify" draw:textarea-vertical-align="middle" draw:auto-grow-height="false" fo:min-height="3.761cm" fo:min-width="3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fo:min-height="2.965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stroke-dash="Dashed_20__28_var_29__20_1" svg:stroke-width="0cm" svg:stroke-color="#3465a4" draw:marker-start-width="0.199cm" draw:marker-start-center="false" draw:marker-end-width="0.199cm" draw:marker-end-center="false" draw:fill="none" draw:fill-color="#729fcf" draw:fill-gradient-name="Gradient_20_2" draw:fill-hatch-name="Hatching_20_1" draw:fill-image-name="Bitmap_20_21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.523cm, 12.64cm, 5.333cm, 12.68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19cm" svg:stroke-color="#00388c" draw:marker-start-width="0.199cm" draw:marker-start-center="false" draw:marker-end-width="0.199cm" draw:marker-end-center="false" draw:stroke-linejoin="miter" draw:fill="solid" draw:fill-color="#00388c" draw:textarea-horizontal-align="justify" fo:padding-top="0.136cm" fo:padding-bottom="0.136cm" fo:padding-left="0.259cm" fo:padding-right="0.259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draw:stroke-dash="Dashed_20__28_var_29__20_2" svg:stroke-width="0cm" svg:stroke-color="#3465a4" draw:marker-start-width="0.199cm" draw:marker-start-center="false" draw:marker-end-width="0.199cm" draw:marker-end-center="false" draw:fill="solid" draw:fill-color="#fffff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draw:textarea-vertical-align="middle" fo:min-height="2.672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.3cm" fo:margin-bottom="0.499cm" fo:margin-left="0.6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20" draw:fill-image-width="0cm" draw:fill-image-height="0cm" style:repeat="repeat" draw:fill-image-ref-point="top-left" draw:tile-repeat-offset="100% horizontal" style:footnote-max-height="0cm">
        <style:background-image xlink:href="Pictures/100000000000031A00000463744087EC35798152.jpg" xlink:type="simple" xlink:actuate="onLoad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bitmap" draw:fill-image-name="Bitmap_20_20" draw:fill-image-width="0cm" draw:fill-image-height="0cm" style:repeat="repeat" draw:fill-image-ref-point="top-left" draw:tile-repeat-offset="100% horizontal"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custom-shape text:anchor-type="paragraph" draw:z-index="11" draw:name="Forma1" draw:style-name="Mgr1" draw:text-style-name="MP3" svg:width="3.8cm" svg:height="3.761cm" svg:x="16.164cm" svg:y="0.173cm"><text:p/><draw:enhanced-geometry svg:viewBox="0 0 21600 21600" draw:type="rectangle" draw:enhanced-path="M 0 0 L 21600 0 21600 21600 0 21600 0 0 Z N"/></draw:custom-shape></text:p>
        <text:p text:style-name="MP4"><draw:frame text:anchor-type="paragraph" draw:z-index="3" draw:name="Forma2" draw:style-name="Mgr2" draw:text-style-name="MP6" svg:width="9.535cm" svg:height="2.966cm" svg:x="5.752cm" svg:y="0.349cm"><draw:text-box><text:p text:style-name="MP5"><text:span text:style-name="MT1">SERVIÇO PÚBLICO FEDERAL</text:span><text:span text:style-name="MT1"><text:line-break/></text:span><text:span text:style-name="MT1">MINISTÉRIO DA EDUCAÇÃO</text:span><text:span text:style-name="MT1"><text:line-break/></text:span><text:span text:style-name="MT1">UNIVERSIDADE FEDERAL DE SERGIPE</text:span></text:p><text:p text:style-name="MP5"><text:span text:style-name="MT1">CENTRO DE CIÊNCIAS EXATAS E TECNOLOGIA</text:span></text:p><text:p text:style-name="MP5"><text:span text:style-name="MT1">DEPARTAMENTO DE COMPUTAÇÃO – DComp</text:span></text:p></draw:text-box></draw:frame><draw:frame text:anchor-type="paragraph" draw:z-index="7" draw:name="Forma3" draw:style-name="Mgr3" draw:text-style-name="MP7" svg:width="2.301cm" svg:height="3.299cm" svg:x="2.783cm" svg:y="0.085cm"><draw:image xlink:href="Pictures/10000000000005DC000003E8FDBBAA0757D53771.jpg" xlink:type="simple" xlink:show="embed" xlink:actuate="onLoad" draw:mime-type="image/jpeg"><text:p/></draw:image></draw:frame><draw:polygon text:anchor-type="paragraph" draw:z-index="15" draw:name="Forma4" draw:style-name="Mgr4" draw:text-style-name="MP8" svg:width="0.034cm" svg:height="2.777cm" svg:x="5.521cm" svg:y="0.4cm" svg:viewBox="0 0 35 2778" draw:points="0,0 35,0 35,2778 0,2778"><text:p/></draw:polygon><draw:frame text:anchor-type="paragraph" draw:z-index="23" draw:name="Forma5" draw:style-name="Mgr5" draw:text-style-name="MP9" svg:width="3.222cm" svg:height="3.276cm" svg:x="16.417cm" svg:y="0.138cm"><draw:image xlink:href="Pictures/10000201000004B7000004CC0E429432B0DEA06E.png" xlink:type="simple" xlink:show="embed" xlink:actuate="onLoad" draw:mime-type="image/png"><text:p/></draw:image></draw:frame><text:span text:style-name="MT2">Página </text:span><text:span text:style-name="MT2"><text:page-number text:select-page="current">4</text:page-number></text:span><text:span text:style-name="MT2">/</text:span><text:page-count>4</text:page-count></text:p>
      </style:header>
      <style:footer>
        <text:p text:style-name="Footer"><draw:frame text:anchor-type="paragraph" draw:z-index="19" draw:name="Forma6" draw:style-name="Mgr6" draw:text-style-name="MP11" svg:width="17.596cm" svg:height="2.673cm" svg:x="2.194cm" svg:y="-0.457cm"><draw:text-box><text:p text:style-name="MP10"><text:span text:style-name="MT3">Cidade Universitária Prof. José Aloísio de Campos – </text:span><text:span text:style-name="MT4">Campus </text:span><text:span text:style-name="MT3">São Cristóvão </text:span></text:p><text:p text:style-name="MP10"><text:span text:style-name="MT5">Av. Marechal Rondon, Jardim Rosa Elze, s/n – CEP: 49100-000 – São Cristóvão/SE</text:span></text:p><text:p text:style-name="MP10"><text:span text:style-name="MT5">Departamento de Computação – Fone: +55 79 3194-6678 – E-mail: </text:span><text:span text:style-name="MT6">secretaria@dcomp.ufs.br</text:span></text:p></draw:text-box></draw:frame></text:p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meta:editing-cycles>310</meta:editing-cycles>
    <meta:editing-duration>P1DT20H21M45S</meta:editing-duration>
    <dc:date>2022-01-29T21:46:44.619000000</dc:date>
    <meta:document-statistic meta:table-count="2" meta:image-count="0" meta:object-count="0" meta:page-count="4" meta:paragraph-count="180" meta:word-count="1011" meta:character-count="6787" meta:non-whitespace-character-count="5893"/>
    <meta:user-defined meta:name="Informações 1"/>
    <meta:user-defined meta:name="Informações 2"/>
    <meta:user-defined meta:name="Informações 3"/>
    <meta:user-defined meta:name="Informações 4"/>
  </office:meta>
</office:document-meta>
</file>